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0.5mm"/>
    </style:style>
    <style:style style:name="co2" style:family="table-column">
      <style:table-column-properties fo:break-before="auto" style:column-width="16.69mm"/>
    </style:style>
    <style:style style:name="co3" style:family="table-column">
      <style:table-column-properties fo:break-before="auto" style:column-width="21.33mm"/>
    </style:style>
    <style:style style:name="co4" style:family="table-column">
      <style:table-column-properties fo:break-before="auto" style:column-width="23.23mm"/>
    </style:style>
    <style:style style:name="co5" style:family="table-column">
      <style:table-column-properties fo:break-before="auto" style:column-width="17.52mm"/>
    </style:style>
    <style:style style:name="co6" style:family="table-column">
      <style:table-column-properties fo:break-before="auto" style:column-width="18.33mm"/>
    </style:style>
    <style:style style:name="co7" style:family="table-column">
      <style:table-column-properties fo:break-before="auto" style:column-width="22.4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rogression" table:style-name="ta1">
        <table:shapes>
          <draw:frame draw:z-index="0" draw:style-name="gr1" draw:text-style-name="P1" svg:width="159.99mm" svg:height="89.99mm" svg:x="320.87mm" svg:y="0.01mm">
            <loext:p draw:notify-on-update-of-ranges="progression.B2:progression.B69 progression.C1:progression.C1 progression.C2:progression.C69 progression.D1:progression.D1 progression.D2:progression.D6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1" draw:style-name="gr1" draw:text-style-name="P1" svg:width="159.99mm" svg:height="89.99mm" svg:x="317.29mm" svg:y="100.41mm">
            <loext:p draw:notify-on-update-of-ranges="progression.B2:progression.B69 progression.G1:progression.G1 progression.G2:progression.G6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9.99mm" svg:height="89.99mm" svg:x="144.78mm" svg:y="102.54mm">
            <loext:p draw:notify-on-update-of-ranges="progression.B2:progression.B31 progression.C1:progression.C1 progression.C2:progression.C31 progression.D1:progression.D1 progression.D2:progression.D31 progression.G1:progression.G1 progression.G2:progression.G3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draw:text-style-name="P1" svg:width="159.99mm" svg:height="89.99mm" svg:x="140.99mm" svg:y="1mm">
            <loext:p draw:notify-on-update-of-ranges="progression.G2:progression.G31 progression.C1:progression.C1 progression.C2:progression.C31 progression.G2:progression.G31 progression.D1:progression.D1 progression.D2:progression.D3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4" draw:style-name="gr1" draw:text-style-name="P1" svg:width="159.99mm" svg:height="89.99mm" svg:x="146.21mm" svg:y="200.22mm">
            <loext:p draw:notify-on-update-of-ranges="progression.G1:progression.G1 progression.G2:progression.G69 progression.C1:progression.C1 progression.C2:progression.C6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 office:value-type="string" calcext:value-type="string">
            <text:p>#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latency</text:p>
          </table:table-cell>
          <table:table-cell office:value-type="string" calcext:value-type="string">
            <text:p>xfertime</text:p>
          </table:table-cell>
          <table:table-cell office:value-type="string" calcext:value-type="string">
            <text:p>thinktime</text:p>
          </table:table-cell>
          <table:table-cell office:value-type="string" calcext:value-type="string">
            <text:p>bytes</text:p>
          </table:table-cell>
          <table:table-cell office:value-type="string" calcext:value-type="string">
            <text:p>transactions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47</text:p>
          </table:table-cell>
          <table:table-cell office:value-type="float" office:value="2.017353" calcext:value-type="float">
            <text:p>2.017353</text:p>
          </table:table-cell>
          <table:table-cell office:value-type="float" office:value="7.974991" calcext:value-type="float">
            <text:p>7.974991</text:p>
          </table:table-cell>
          <table:table-cell office:value-type="float" office:value="0" calcext:value-type="float">
            <text:p>0</text:p>
          </table:table-cell>
          <table:table-cell office:value-type="float" office:value="5539093" calcext:value-type="float">
            <text:p>553909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48</text:p>
          </table:table-cell>
          <table:table-cell office:value-type="float" office:value="2.414499" calcext:value-type="float">
            <text:p>2.414499</text:p>
          </table:table-cell>
          <table:table-cell office:value-type="float" office:value="1.448505" calcext:value-type="float">
            <text:p>1.448505</text:p>
          </table:table-cell>
          <table:table-cell office:value-type="float" office:value="0" calcext:value-type="float">
            <text:p>0</text:p>
          </table:table-cell>
          <table:table-cell office:value-type="float" office:value="1468247" calcext:value-type="float">
            <text:p>146824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49</text:p>
          </table:table-cell>
          <table:table-cell office:value-type="float" office:value="2.30583" calcext:value-type="float">
            <text:p>2.30583</text:p>
          </table:table-cell>
          <table:table-cell office:value-type="float" office:value="0.906089" calcext:value-type="float">
            <text:p>0.906089</text:p>
          </table:table-cell>
          <table:table-cell office:value-type="float" office:value="0" calcext:value-type="float">
            <text:p>0</text:p>
          </table:table-cell>
          <table:table-cell office:value-type="float" office:value="1723027" calcext:value-type="float">
            <text:p>1723027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0</text:p>
          </table:table-cell>
          <table:table-cell office:value-type="float" office:value="2.340453" calcext:value-type="float">
            <text:p>2.340453</text:p>
          </table:table-cell>
          <table:table-cell office:value-type="float" office:value="0.606301" calcext:value-type="float">
            <text:p>0.606301</text:p>
          </table:table-cell>
          <table:table-cell office:value-type="float" office:value="0" calcext:value-type="float">
            <text:p>0</text:p>
          </table:table-cell>
          <table:table-cell office:value-type="float" office:value="1436461" calcext:value-type="float">
            <text:p>1436461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1</text:p>
          </table:table-cell>
          <table:table-cell office:value-type="float" office:value="2.353517" calcext:value-type="float">
            <text:p>2.353517</text:p>
          </table:table-cell>
          <table:table-cell office:value-type="float" office:value="1.05731" calcext:value-type="float">
            <text:p>1.05731</text:p>
          </table:table-cell>
          <table:table-cell office:value-type="float" office:value="0" calcext:value-type="float">
            <text:p>0</text:p>
          </table:table-cell>
          <table:table-cell office:value-type="float" office:value="1540983" calcext:value-type="float">
            <text:p>1540983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2</text:p>
          </table:table-cell>
          <table:table-cell office:value-type="float" office:value="2.277623" calcext:value-type="float">
            <text:p>2.277623</text:p>
          </table:table-cell>
          <table:table-cell office:value-type="float" office:value="0.739347" calcext:value-type="float">
            <text:p>0.739347</text:p>
          </table:table-cell>
          <table:table-cell office:value-type="float" office:value="0" calcext:value-type="float">
            <text:p>0</text:p>
          </table:table-cell>
          <table:table-cell office:value-type="float" office:value="1598326" calcext:value-type="float">
            <text:p>159832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3</text:p>
          </table:table-cell>
          <table:table-cell office:value-type="float" office:value="2.3794" calcext:value-type="float">
            <text:p>2.3794</text:p>
          </table:table-cell>
          <table:table-cell office:value-type="float" office:value="0.736237" calcext:value-type="float">
            <text:p>0.736237</text:p>
          </table:table-cell>
          <table:table-cell office:value-type="float" office:value="0" calcext:value-type="float">
            <text:p>0</text:p>
          </table:table-cell>
          <table:table-cell office:value-type="float" office:value="1674862" calcext:value-type="float">
            <text:p>167486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4</text:p>
          </table:table-cell>
          <table:table-cell office:value-type="float" office:value="2.367337" calcext:value-type="float">
            <text:p>2.367337</text:p>
          </table:table-cell>
          <table:table-cell office:value-type="float" office:value="0.557253" calcext:value-type="float">
            <text:p>0.557253</text:p>
          </table:table-cell>
          <table:table-cell office:value-type="float" office:value="0" calcext:value-type="float">
            <text:p>0</text:p>
          </table:table-cell>
          <table:table-cell office:value-type="float" office:value="1418052" calcext:value-type="float">
            <text:p>141805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5</text:p>
          </table:table-cell>
          <table:table-cell office:value-type="float" office:value="2.297968" calcext:value-type="float">
            <text:p>2.297968</text:p>
          </table:table-cell>
          <table:table-cell office:value-type="float" office:value="1.666065" calcext:value-type="float">
            <text:p>1.666065</text:p>
          </table:table-cell>
          <table:table-cell office:value-type="float" office:value="0" calcext:value-type="float">
            <text:p>0</text:p>
          </table:table-cell>
          <table:table-cell office:value-type="float" office:value="2652232" calcext:value-type="float">
            <text:p>2652232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6</text:p>
          </table:table-cell>
          <table:table-cell office:value-type="float" office:value="2.290709" calcext:value-type="float">
            <text:p>2.290709</text:p>
          </table:table-cell>
          <table:table-cell office:value-type="float" office:value="0.742763" calcext:value-type="float">
            <text:p>0.742763</text:p>
          </table:table-cell>
          <table:table-cell office:value-type="float" office:value="0" calcext:value-type="float">
            <text:p>0</text:p>
          </table:table-cell>
          <table:table-cell office:value-type="float" office:value="1756908" calcext:value-type="float">
            <text:p>1756908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7</text:p>
          </table:table-cell>
          <table:table-cell office:value-type="float" office:value="3.603048" calcext:value-type="float">
            <text:p>3.603048</text:p>
          </table:table-cell>
          <table:table-cell office:value-type="float" office:value="1.005668" calcext:value-type="float">
            <text:p>1.005668</text:p>
          </table:table-cell>
          <table:table-cell office:value-type="float" office:value="0" calcext:value-type="float">
            <text:p>0</text:p>
          </table:table-cell>
          <table:table-cell office:value-type="float" office:value="2811369" calcext:value-type="float">
            <text:p>2811369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8</text:p>
          </table:table-cell>
          <table:table-cell office:value-type="float" office:value="4.562285" calcext:value-type="float">
            <text:p>4.562285</text:p>
          </table:table-cell>
          <table:table-cell office:value-type="float" office:value="0.789816" calcext:value-type="float">
            <text:p>0.789816</text:p>
          </table:table-cell>
          <table:table-cell office:value-type="float" office:value="0" calcext:value-type="float">
            <text:p>0</text:p>
          </table:table-cell>
          <table:table-cell office:value-type="float" office:value="2771690" calcext:value-type="float">
            <text:p>2771690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3:59</text:p>
          </table:table-cell>
          <table:table-cell office:value-type="float" office:value="4.525994" calcext:value-type="float">
            <text:p>4.525994</text:p>
          </table:table-cell>
          <table:table-cell office:value-type="float" office:value="1.185109" calcext:value-type="float">
            <text:p>1.185109</text:p>
          </table:table-cell>
          <table:table-cell office:value-type="float" office:value="0" calcext:value-type="float">
            <text:p>0</text:p>
          </table:table-cell>
          <table:table-cell office:value-type="float" office:value="2986647" calcext:value-type="float">
            <text:p>298664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0</text:p>
          </table:table-cell>
          <table:table-cell office:value-type="float" office:value="4.458953" calcext:value-type="float">
            <text:p>4.458953</text:p>
          </table:table-cell>
          <table:table-cell office:value-type="float" office:value="2.191044" calcext:value-type="float">
            <text:p>2.191044</text:p>
          </table:table-cell>
          <table:table-cell office:value-type="float" office:value="0" calcext:value-type="float">
            <text:p>0</text:p>
          </table:table-cell>
          <table:table-cell office:value-type="float" office:value="4330009" calcext:value-type="float">
            <text:p>4330009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1</text:p>
          </table:table-cell>
          <table:table-cell office:value-type="float" office:value="5.23655" calcext:value-type="float">
            <text:p>5.23655</text:p>
          </table:table-cell>
          <table:table-cell office:value-type="float" office:value="6.295325" calcext:value-type="float">
            <text:p>6.295325</text:p>
          </table:table-cell>
          <table:table-cell office:value-type="float" office:value="0" calcext:value-type="float">
            <text:p>0</text:p>
          </table:table-cell>
          <table:table-cell office:value-type="float" office:value="6000475" calcext:value-type="float">
            <text:p>600047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2</text:p>
          </table:table-cell>
          <table:table-cell office:value-type="float" office:value="5.010979" calcext:value-type="float">
            <text:p>5.010979</text:p>
          </table:table-cell>
          <table:table-cell office:value-type="float" office:value="10.119419" calcext:value-type="float">
            <text:p>10.119419</text:p>
          </table:table-cell>
          <table:table-cell office:value-type="float" office:value="0" calcext:value-type="float">
            <text:p>0</text:p>
          </table:table-cell>
          <table:table-cell office:value-type="float" office:value="8714144" calcext:value-type="float">
            <text:p>871414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3</text:p>
          </table:table-cell>
          <table:table-cell office:value-type="float" office:value="4.570632" calcext:value-type="float">
            <text:p>4.570632</text:p>
          </table:table-cell>
          <table:table-cell office:value-type="float" office:value="2.607199" calcext:value-type="float">
            <text:p>2.607199</text:p>
          </table:table-cell>
          <table:table-cell office:value-type="float" office:value="0" calcext:value-type="float">
            <text:p>0</text:p>
          </table:table-cell>
          <table:table-cell office:value-type="float" office:value="4373584" calcext:value-type="float">
            <text:p>43735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4</text:p>
          </table:table-cell>
          <table:table-cell office:value-type="float" office:value="5.40336" calcext:value-type="float">
            <text:p>5.40336</text:p>
          </table:table-cell>
          <table:table-cell office:value-type="float" office:value="10.918303" calcext:value-type="float">
            <text:p>10.918303</text:p>
          </table:table-cell>
          <table:table-cell office:value-type="float" office:value="0" calcext:value-type="float">
            <text:p>0</text:p>
          </table:table-cell>
          <table:table-cell office:value-type="float" office:value="10292272" calcext:value-type="float">
            <text:p>10292272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5</text:p>
          </table:table-cell>
          <table:table-cell office:value-type="float" office:value="8.649003" calcext:value-type="float">
            <text:p>8.649003</text:p>
          </table:table-cell>
          <table:table-cell office:value-type="float" office:value="23.36238" calcext:value-type="float">
            <text:p>23.36238</text:p>
          </table:table-cell>
          <table:table-cell office:value-type="float" office:value="0" calcext:value-type="float">
            <text:p>0</text:p>
          </table:table-cell>
          <table:table-cell office:value-type="float" office:value="10981887" calcext:value-type="float">
            <text:p>10981887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6</text:p>
          </table:table-cell>
          <table:table-cell office:value-type="float" office:value="4.756747" calcext:value-type="float">
            <text:p>4.756747</text:p>
          </table:table-cell>
          <table:table-cell office:value-type="float" office:value="6.969674" calcext:value-type="float">
            <text:p>6.969674</text:p>
          </table:table-cell>
          <table:table-cell office:value-type="float" office:value="0" calcext:value-type="float">
            <text:p>0</text:p>
          </table:table-cell>
          <table:table-cell office:value-type="float" office:value="6413936" calcext:value-type="float">
            <text:p>6413936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7</text:p>
          </table:table-cell>
          <table:table-cell office:value-type="float" office:value="6.01098" calcext:value-type="float">
            <text:p>6.01098</text:p>
          </table:table-cell>
          <table:table-cell office:value-type="float" office:value="4.438434" calcext:value-type="float">
            <text:p>4.438434</text:p>
          </table:table-cell>
          <table:table-cell office:value-type="float" office:value="0" calcext:value-type="float">
            <text:p>0</text:p>
          </table:table-cell>
          <table:table-cell office:value-type="float" office:value="6248537" calcext:value-type="float">
            <text:p>6248537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8</text:p>
          </table:table-cell>
          <table:table-cell office:value-type="float" office:value="8.325236" calcext:value-type="float">
            <text:p>8.325236</text:p>
          </table:table-cell>
          <table:table-cell office:value-type="float" office:value="14.613914" calcext:value-type="float">
            <text:p>14.613914</text:p>
          </table:table-cell>
          <table:table-cell office:value-type="float" office:value="0" calcext:value-type="float">
            <text:p>0</text:p>
          </table:table-cell>
          <table:table-cell office:value-type="float" office:value="10184657" calcext:value-type="float">
            <text:p>1018465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09</text:p>
          </table:table-cell>
          <table:table-cell office:value-type="float" office:value="7.134473" calcext:value-type="float">
            <text:p>7.134473</text:p>
          </table:table-cell>
          <table:table-cell office:value-type="float" office:value="8.137505" calcext:value-type="float">
            <text:p>8.137505</text:p>
          </table:table-cell>
          <table:table-cell office:value-type="float" office:value="0" calcext:value-type="float">
            <text:p>0</text:p>
          </table:table-cell>
          <table:table-cell office:value-type="float" office:value="8885177" calcext:value-type="float">
            <text:p>8885177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0</text:p>
          </table:table-cell>
          <table:table-cell office:value-type="float" office:value="11.222535" calcext:value-type="float">
            <text:p>11.222535</text:p>
          </table:table-cell>
          <table:table-cell office:value-type="float" office:value="70.812524" calcext:value-type="float">
            <text:p>70.812524</text:p>
          </table:table-cell>
          <table:table-cell office:value-type="float" office:value="0" calcext:value-type="float">
            <text:p>0</text:p>
          </table:table-cell>
          <table:table-cell office:value-type="float" office:value="14966185" calcext:value-type="float">
            <text:p>14966185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1</text:p>
          </table:table-cell>
          <table:table-cell office:value-type="float" office:value="161.516041" calcext:value-type="float">
            <text:p>161.516041</text:p>
          </table:table-cell>
          <table:table-cell office:value-type="float" office:value="122.650375" calcext:value-type="float">
            <text:p>122.650375</text:p>
          </table:table-cell>
          <table:table-cell office:value-type="float" office:value="0" calcext:value-type="float">
            <text:p>0</text:p>
          </table:table-cell>
          <table:table-cell office:value-type="float" office:value="12313132" calcext:value-type="float">
            <text:p>12313132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2</text:p>
          </table:table-cell>
          <table:table-cell office:value-type="float" office:value="163.741256" calcext:value-type="float">
            <text:p>163.741256</text:p>
          </table:table-cell>
          <table:table-cell office:value-type="float" office:value="243.068564" calcext:value-type="float">
            <text:p>243.068564</text:p>
          </table:table-cell>
          <table:table-cell office:value-type="float" office:value="0" calcext:value-type="float">
            <text:p>0</text:p>
          </table:table-cell>
          <table:table-cell office:value-type="float" office:value="16395923" calcext:value-type="float">
            <text:p>1639592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3</text:p>
          </table:table-cell>
          <table:table-cell office:value-type="float" office:value="116.364392" calcext:value-type="float">
            <text:p>116.364392</text:p>
          </table:table-cell>
          <table:table-cell office:value-type="float" office:value="251.936149" calcext:value-type="float">
            <text:p>251.936149</text:p>
          </table:table-cell>
          <table:table-cell office:value-type="float" office:value="0" calcext:value-type="float">
            <text:p>0</text:p>
          </table:table-cell>
          <table:table-cell office:value-type="float" office:value="12892111" calcext:value-type="float">
            <text:p>12892111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4</text:p>
          </table:table-cell>
          <table:table-cell office:value-type="float" office:value="115.944221" calcext:value-type="float">
            <text:p>115.944221</text:p>
          </table:table-cell>
          <table:table-cell office:value-type="float" office:value="324.102366" calcext:value-type="float">
            <text:p>324.102366</text:p>
          </table:table-cell>
          <table:table-cell office:value-type="float" office:value="0" calcext:value-type="float">
            <text:p>0</text:p>
          </table:table-cell>
          <table:table-cell office:value-type="float" office:value="16733390" calcext:value-type="float">
            <text:p>1673339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5</text:p>
          </table:table-cell>
          <table:table-cell office:value-type="float" office:value="263.92958" calcext:value-type="float">
            <text:p>263.92958</text:p>
          </table:table-cell>
          <table:table-cell office:value-type="float" office:value="113.66982" calcext:value-type="float">
            <text:p>113.66982</text:p>
          </table:table-cell>
          <table:table-cell office:value-type="float" office:value="0" calcext:value-type="float">
            <text:p>0</text:p>
          </table:table-cell>
          <table:table-cell office:value-type="float" office:value="4957063" calcext:value-type="float">
            <text:p>4957063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6</text:p>
          </table:table-cell>
          <table:table-cell office:value-type="float" office:value="15.792946" calcext:value-type="float">
            <text:p>15.792946</text:p>
          </table:table-cell>
          <table:table-cell office:value-type="float" office:value="331.575439" calcext:value-type="float">
            <text:p>331.575439</text:p>
          </table:table-cell>
          <table:table-cell office:value-type="float" office:value="0" calcext:value-type="float">
            <text:p>0</text:p>
          </table:table-cell>
          <table:table-cell office:value-type="float" office:value="13319370" calcext:value-type="float">
            <text:p>13319370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7</text:p>
          </table:table-cell>
          <table:table-cell office:value-type="float" office:value="267.034328" calcext:value-type="float">
            <text:p>267.034328</text:p>
          </table:table-cell>
          <table:table-cell office:value-type="float" office:value="393.322834" calcext:value-type="float">
            <text:p>393.322834</text:p>
          </table:table-cell>
          <table:table-cell office:value-type="float" office:value="0" calcext:value-type="float">
            <text:p>0</text:p>
          </table:table-cell>
          <table:table-cell office:value-type="float" office:value="14268920" calcext:value-type="float">
            <text:p>14268920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8</text:p>
          </table:table-cell>
          <table:table-cell office:value-type="float" office:value="176.945344" calcext:value-type="float">
            <text:p>176.945344</text:p>
          </table:table-cell>
          <table:table-cell office:value-type="float" office:value="413.451085" calcext:value-type="float">
            <text:p>413.451085</text:p>
          </table:table-cell>
          <table:table-cell office:value-type="float" office:value="0" calcext:value-type="float">
            <text:p>0</text:p>
          </table:table-cell>
          <table:table-cell office:value-type="float" office:value="13939280" calcext:value-type="float">
            <text:p>1393928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19</text:p>
          </table:table-cell>
          <table:table-cell office:value-type="float" office:value="322.115216" calcext:value-type="float">
            <text:p>322.115216</text:p>
          </table:table-cell>
          <table:table-cell office:value-type="float" office:value="323.092443" calcext:value-type="float">
            <text:p>323.092443</text:p>
          </table:table-cell>
          <table:table-cell office:value-type="float" office:value="0" calcext:value-type="float">
            <text:p>0</text:p>
          </table:table-cell>
          <table:table-cell office:value-type="float" office:value="11885113" calcext:value-type="float">
            <text:p>1188511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0</text:p>
          </table:table-cell>
          <table:table-cell office:value-type="float" office:value="173.043972" calcext:value-type="float">
            <text:p>173.043972</text:p>
          </table:table-cell>
          <table:table-cell office:value-type="float" office:value="242.42708" calcext:value-type="float">
            <text:p>242.42708</text:p>
          </table:table-cell>
          <table:table-cell office:value-type="float" office:value="0" calcext:value-type="float">
            <text:p>0</text:p>
          </table:table-cell>
          <table:table-cell office:value-type="float" office:value="9057648" calcext:value-type="float">
            <text:p>905764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1</text:p>
          </table:table-cell>
          <table:table-cell office:value-type="float" office:value="83.661927" calcext:value-type="float">
            <text:p>83.661927</text:p>
          </table:table-cell>
          <table:table-cell office:value-type="float" office:value="137.577506" calcext:value-type="float">
            <text:p>137.577506</text:p>
          </table:table-cell>
          <table:table-cell office:value-type="float" office:value="0" calcext:value-type="float">
            <text:p>0</text:p>
          </table:table-cell>
          <table:table-cell office:value-type="float" office:value="4842015" calcext:value-type="float">
            <text:p>484201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2</text:p>
          </table:table-cell>
          <table:table-cell office:value-type="float" office:value="25.94563" calcext:value-type="float">
            <text:p>25.94563</text:p>
          </table:table-cell>
          <table:table-cell office:value-type="float" office:value="202.684667" calcext:value-type="float">
            <text:p>202.684667</text:p>
          </table:table-cell>
          <table:table-cell office:value-type="float" office:value="0" calcext:value-type="float">
            <text:p>0</text:p>
          </table:table-cell>
          <table:table-cell office:value-type="float" office:value="9834638" calcext:value-type="float">
            <text:p>9834638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3</text:p>
          </table:table-cell>
          <table:table-cell office:value-type="float" office:value="18.392828" calcext:value-type="float">
            <text:p>18.392828</text:p>
          </table:table-cell>
          <table:table-cell office:value-type="float" office:value="101.584123" calcext:value-type="float">
            <text:p>101.584123</text:p>
          </table:table-cell>
          <table:table-cell office:value-type="float" office:value="0" calcext:value-type="float">
            <text:p>0</text:p>
          </table:table-cell>
          <table:table-cell office:value-type="float" office:value="5978892" calcext:value-type="float">
            <text:p>597889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4</text:p>
          </table:table-cell>
          <table:table-cell office:value-type="float" office:value="15.018044" calcext:value-type="float">
            <text:p>15.018044</text:p>
          </table:table-cell>
          <table:table-cell office:value-type="float" office:value="116.869399" calcext:value-type="float">
            <text:p>116.869399</text:p>
          </table:table-cell>
          <table:table-cell office:value-type="float" office:value="0" calcext:value-type="float">
            <text:p>0</text:p>
          </table:table-cell>
          <table:table-cell office:value-type="float" office:value="9830693" calcext:value-type="float">
            <text:p>9830693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5</text:p>
          </table:table-cell>
          <table:table-cell office:value-type="float" office:value="19.792584" calcext:value-type="float">
            <text:p>19.792584</text:p>
          </table:table-cell>
          <table:table-cell office:value-type="float" office:value="229.686479" calcext:value-type="float">
            <text:p>229.686479</text:p>
          </table:table-cell>
          <table:table-cell office:value-type="float" office:value="0" calcext:value-type="float">
            <text:p>0</text:p>
          </table:table-cell>
          <table:table-cell office:value-type="float" office:value="12920997" calcext:value-type="float">
            <text:p>12920997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6</text:p>
          </table:table-cell>
          <table:table-cell office:value-type="float" office:value="69.511216" calcext:value-type="float">
            <text:p>69.511216</text:p>
          </table:table-cell>
          <table:table-cell office:value-type="float" office:value="194.796176" calcext:value-type="float">
            <text:p>194.796176</text:p>
          </table:table-cell>
          <table:table-cell office:value-type="float" office:value="0" calcext:value-type="float">
            <text:p>0</text:p>
          </table:table-cell>
          <table:table-cell office:value-type="float" office:value="10341082" calcext:value-type="float">
            <text:p>10341082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7</text:p>
          </table:table-cell>
          <table:table-cell office:value-type="float" office:value="27.824073" calcext:value-type="float">
            <text:p>27.824073</text:p>
          </table:table-cell>
          <table:table-cell office:value-type="float" office:value="322.660724" calcext:value-type="float">
            <text:p>322.660724</text:p>
          </table:table-cell>
          <table:table-cell office:value-type="float" office:value="0" calcext:value-type="float">
            <text:p>0</text:p>
          </table:table-cell>
          <table:table-cell office:value-type="float" office:value="16694137" calcext:value-type="float">
            <text:p>16694137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8</text:p>
          </table:table-cell>
          <table:table-cell office:value-type="float" office:value="35.395584" calcext:value-type="float">
            <text:p>35.395584</text:p>
          </table:table-cell>
          <table:table-cell office:value-type="float" office:value="136.771477" calcext:value-type="float">
            <text:p>136.771477</text:p>
          </table:table-cell>
          <table:table-cell office:value-type="float" office:value="0" calcext:value-type="float">
            <text:p>0</text:p>
          </table:table-cell>
          <table:table-cell office:value-type="float" office:value="6932189" calcext:value-type="float">
            <text:p>693218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29</text:p>
          </table:table-cell>
          <table:table-cell office:value-type="float" office:value="21.537375" calcext:value-type="float">
            <text:p>21.537375</text:p>
          </table:table-cell>
          <table:table-cell office:value-type="float" office:value="177.965451" calcext:value-type="float">
            <text:p>177.965451</text:p>
          </table:table-cell>
          <table:table-cell office:value-type="float" office:value="0" calcext:value-type="float">
            <text:p>0</text:p>
          </table:table-cell>
          <table:table-cell office:value-type="float" office:value="9816316" calcext:value-type="float">
            <text:p>981631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0</text:p>
          </table:table-cell>
          <table:table-cell office:value-type="float" office:value="28.656716" calcext:value-type="float">
            <text:p>28.656716</text:p>
          </table:table-cell>
          <table:table-cell office:value-type="float" office:value="310.756946" calcext:value-type="float">
            <text:p>310.756946</text:p>
          </table:table-cell>
          <table:table-cell office:value-type="float" office:value="0" calcext:value-type="float">
            <text:p>0</text:p>
          </table:table-cell>
          <table:table-cell office:value-type="float" office:value="12688472" calcext:value-type="float">
            <text:p>1268847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1</text:p>
          </table:table-cell>
          <table:table-cell office:value-type="float" office:value="39.990237" calcext:value-type="float">
            <text:p>39.990237</text:p>
          </table:table-cell>
          <table:table-cell office:value-type="float" office:value="664.011112" calcext:value-type="float">
            <text:p>664.011112</text:p>
          </table:table-cell>
          <table:table-cell office:value-type="float" office:value="0" calcext:value-type="float">
            <text:p>0</text:p>
          </table:table-cell>
          <table:table-cell office:value-type="float" office:value="20485848" calcext:value-type="float">
            <text:p>2048584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2</text:p>
          </table:table-cell>
          <table:table-cell office:value-type="float" office:value="36.233441" calcext:value-type="float">
            <text:p>36.233441</text:p>
          </table:table-cell>
          <table:table-cell office:value-type="float" office:value="297.723227" calcext:value-type="float">
            <text:p>297.723227</text:p>
          </table:table-cell>
          <table:table-cell office:value-type="float" office:value="0" calcext:value-type="float">
            <text:p>0</text:p>
          </table:table-cell>
          <table:table-cell office:value-type="float" office:value="7871439" calcext:value-type="float">
            <text:p>787143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3</text:p>
          </table:table-cell>
          <table:table-cell office:value-type="float" office:value="38.115529" calcext:value-type="float">
            <text:p>38.115529</text:p>
          </table:table-cell>
          <table:table-cell office:value-type="float" office:value="461.275574" calcext:value-type="float">
            <text:p>461.275574</text:p>
          </table:table-cell>
          <table:table-cell office:value-type="float" office:value="0" calcext:value-type="float">
            <text:p>0</text:p>
          </table:table-cell>
          <table:table-cell office:value-type="float" office:value="10174114" calcext:value-type="float">
            <text:p>10174114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4</text:p>
          </table:table-cell>
          <table:table-cell office:value-type="float" office:value="40.539851" calcext:value-type="float">
            <text:p>40.539851</text:p>
          </table:table-cell>
          <table:table-cell office:value-type="float" office:value="812.095984" calcext:value-type="float">
            <text:p>812.095984</text:p>
          </table:table-cell>
          <table:table-cell office:value-type="float" office:value="0" calcext:value-type="float">
            <text:p>0</text:p>
          </table:table-cell>
          <table:table-cell office:value-type="float" office:value="14486851" calcext:value-type="float">
            <text:p>1448685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5</text:p>
          </table:table-cell>
          <table:table-cell office:value-type="float" office:value="50.225396" calcext:value-type="float">
            <text:p>50.225396</text:p>
          </table:table-cell>
          <table:table-cell office:value-type="float" office:value="1026.194161" calcext:value-type="float">
            <text:p>1026.194161</text:p>
          </table:table-cell>
          <table:table-cell office:value-type="float" office:value="0" calcext:value-type="float">
            <text:p>0</text:p>
          </table:table-cell>
          <table:table-cell office:value-type="float" office:value="14929126" calcext:value-type="float">
            <text:p>1492912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6</text:p>
          </table:table-cell>
          <table:table-cell office:value-type="float" office:value="70.314042" calcext:value-type="float">
            <text:p>70.314042</text:p>
          </table:table-cell>
          <table:table-cell office:value-type="float" office:value="1359.809293" calcext:value-type="float">
            <text:p>1359.809293</text:p>
          </table:table-cell>
          <table:table-cell office:value-type="float" office:value="0" calcext:value-type="float">
            <text:p>0</text:p>
          </table:table-cell>
          <table:table-cell office:value-type="float" office:value="18309319" calcext:value-type="float">
            <text:p>1830931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7</text:p>
          </table:table-cell>
          <table:table-cell office:value-type="float" office:value="43.039353" calcext:value-type="float">
            <text:p>43.039353</text:p>
          </table:table-cell>
          <table:table-cell office:value-type="float" office:value="2256.29589" calcext:value-type="float">
            <text:p>2256.29589</text:p>
          </table:table-cell>
          <table:table-cell office:value-type="float" office:value="0" calcext:value-type="float">
            <text:p>0</text:p>
          </table:table-cell>
          <table:table-cell office:value-type="float" office:value="27603282" calcext:value-type="float">
            <text:p>2760328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8</text:p>
          </table:table-cell>
          <table:table-cell office:value-type="float" office:value="62.91457" calcext:value-type="float">
            <text:p>62.91457</text:p>
          </table:table-cell>
          <table:table-cell office:value-type="float" office:value="1593.213211" calcext:value-type="float">
            <text:p>1593.213211</text:p>
          </table:table-cell>
          <table:table-cell office:value-type="float" office:value="0" calcext:value-type="float">
            <text:p>0</text:p>
          </table:table-cell>
          <table:table-cell office:value-type="float" office:value="20113518" calcext:value-type="float">
            <text:p>2011351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39</text:p>
          </table:table-cell>
          <table:table-cell office:value-type="float" office:value="63.706329" calcext:value-type="float">
            <text:p>63.706329</text:p>
          </table:table-cell>
          <table:table-cell office:value-type="float" office:value="1477.52418" calcext:value-type="float">
            <text:p>1477.52418</text:p>
          </table:table-cell>
          <table:table-cell office:value-type="float" office:value="0" calcext:value-type="float">
            <text:p>0</text:p>
          </table:table-cell>
          <table:table-cell office:value-type="float" office:value="14032085" calcext:value-type="float">
            <text:p>14032085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0</text:p>
          </table:table-cell>
          <table:table-cell office:value-type="float" office:value="95.111375" calcext:value-type="float">
            <text:p>95.111375</text:p>
          </table:table-cell>
          <table:table-cell office:value-type="float" office:value="1968.539251" calcext:value-type="float">
            <text:p>1968.539251</text:p>
          </table:table-cell>
          <table:table-cell office:value-type="float" office:value="0" calcext:value-type="float">
            <text:p>0</text:p>
          </table:table-cell>
          <table:table-cell office:value-type="float" office:value="20238489" calcext:value-type="float">
            <text:p>20238489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1</text:p>
          </table:table-cell>
          <table:table-cell office:value-type="float" office:value="130.548061" calcext:value-type="float">
            <text:p>130.548061</text:p>
          </table:table-cell>
          <table:table-cell office:value-type="float" office:value="1206.691886" calcext:value-type="float">
            <text:p>1206.691886</text:p>
          </table:table-cell>
          <table:table-cell office:value-type="float" office:value="0" calcext:value-type="float">
            <text:p>0</text:p>
          </table:table-cell>
          <table:table-cell office:value-type="float" office:value="12878633" calcext:value-type="float">
            <text:p>1287863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2</text:p>
          </table:table-cell>
          <table:table-cell office:value-type="float" office:value="100.935061" calcext:value-type="float">
            <text:p>100.935061</text:p>
          </table:table-cell>
          <table:table-cell office:value-type="float" office:value="1000.867957" calcext:value-type="float">
            <text:p>1000.867957</text:p>
          </table:table-cell>
          <table:table-cell office:value-type="float" office:value="0" calcext:value-type="float">
            <text:p>0</text:p>
          </table:table-cell>
          <table:table-cell office:value-type="float" office:value="12643082" calcext:value-type="float">
            <text:p>12643082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3</text:p>
          </table:table-cell>
          <table:table-cell office:value-type="float" office:value="173.348407" calcext:value-type="float">
            <text:p>173.348407</text:p>
          </table:table-cell>
          <table:table-cell office:value-type="float" office:value="1594.643095" calcext:value-type="float">
            <text:p>1594.643095</text:p>
          </table:table-cell>
          <table:table-cell office:value-type="float" office:value="0" calcext:value-type="float">
            <text:p>0</text:p>
          </table:table-cell>
          <table:table-cell office:value-type="float" office:value="23870853" calcext:value-type="float">
            <text:p>23870853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4</text:p>
          </table:table-cell>
          <table:table-cell office:value-type="float" office:value="155.172615" calcext:value-type="float">
            <text:p>155.172615</text:p>
          </table:table-cell>
          <table:table-cell office:value-type="float" office:value="1715.461797" calcext:value-type="float">
            <text:p>1715.461797</text:p>
          </table:table-cell>
          <table:table-cell office:value-type="float" office:value="0" calcext:value-type="float">
            <text:p>0</text:p>
          </table:table-cell>
          <table:table-cell office:value-type="float" office:value="32109481" calcext:value-type="float">
            <text:p>32109481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5</text:p>
          </table:table-cell>
          <table:table-cell office:value-type="float" office:value="140.080335" calcext:value-type="float">
            <text:p>140.080335</text:p>
          </table:table-cell>
          <table:table-cell office:value-type="float" office:value="1033.849586" calcext:value-type="float">
            <text:p>1033.849586</text:p>
          </table:table-cell>
          <table:table-cell office:value-type="float" office:value="0" calcext:value-type="float">
            <text:p>0</text:p>
          </table:table-cell>
          <table:table-cell office:value-type="float" office:value="17144400" calcext:value-type="float">
            <text:p>1714440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6</text:p>
          </table:table-cell>
          <table:table-cell office:value-type="float" office:value="73.714315" calcext:value-type="float">
            <text:p>73.714315</text:p>
          </table:table-cell>
          <table:table-cell office:value-type="float" office:value="474.21306" calcext:value-type="float">
            <text:p>474.21306</text:p>
          </table:table-cell>
          <table:table-cell office:value-type="float" office:value="0" calcext:value-type="float">
            <text:p>0</text:p>
          </table:table-cell>
          <table:table-cell office:value-type="float" office:value="8057576" calcext:value-type="float">
            <text:p>805757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7</text:p>
          </table:table-cell>
          <table:table-cell office:value-type="float" office:value="38.313744" calcext:value-type="float">
            <text:p>38.313744</text:p>
          </table:table-cell>
          <table:table-cell office:value-type="float" office:value="149.654282" calcext:value-type="float">
            <text:p>149.654282</text:p>
          </table:table-cell>
          <table:table-cell office:value-type="float" office:value="0" calcext:value-type="float">
            <text:p>0</text:p>
          </table:table-cell>
          <table:table-cell office:value-type="float" office:value="3343730" calcext:value-type="float">
            <text:p>334373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8</text:p>
          </table:table-cell>
          <table:table-cell office:value-type="float" office:value="16.578324" calcext:value-type="float">
            <text:p>16.578324</text:p>
          </table:table-cell>
          <table:table-cell office:value-type="float" office:value="119.806509" calcext:value-type="float">
            <text:p>119.806509</text:p>
          </table:table-cell>
          <table:table-cell office:value-type="float" office:value="0" calcext:value-type="float">
            <text:p>0</text:p>
          </table:table-cell>
          <table:table-cell office:value-type="float" office:value="2834359" calcext:value-type="float">
            <text:p>283435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49</text:p>
          </table:table-cell>
          <table:table-cell office:value-type="float" office:value="2.667122" calcext:value-type="float">
            <text:p>2.667122</text:p>
          </table:table-cell>
          <table:table-cell office:value-type="float" office:value="45.869789" calcext:value-type="float">
            <text:p>45.869789</text:p>
          </table:table-cell>
          <table:table-cell office:value-type="float" office:value="0" calcext:value-type="float">
            <text:p>0</text:p>
          </table:table-cell>
          <table:table-cell office:value-type="float" office:value="1040112" calcext:value-type="float">
            <text:p>1040112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50</text:p>
          </table:table-cell>
          <table:table-cell office:value-type="float" office:value="2.644307" calcext:value-type="float">
            <text:p>2.644307</text:p>
          </table:table-cell>
          <table:table-cell office:value-type="float" office:value="12.159255" calcext:value-type="float">
            <text:p>12.159255</text:p>
          </table:table-cell>
          <table:table-cell office:value-type="float" office:value="0" calcext:value-type="float">
            <text:p>0</text:p>
          </table:table-cell>
          <table:table-cell office:value-type="float" office:value="273146" calcext:value-type="float">
            <text:p>27314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51</text:p>
          </table:table-cell>
          <table:table-cell office:value-type="float" office:value="0.282029" calcext:value-type="float">
            <text:p>0.282029</text:p>
          </table:table-cell>
          <table:table-cell office:value-type="float" office:value="8.943885" calcext:value-type="float">
            <text:p>8.943885</text:p>
          </table:table-cell>
          <table:table-cell office:value-type="float" office:value="0" calcext:value-type="float">
            <text:p>0</text:p>
          </table:table-cell>
          <table:table-cell office:value-type="float" office:value="179595" calcext:value-type="float">
            <text:p>1795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52</text:p>
          </table:table-cell>
          <table:table-cell office:value-type="float" office:value="0.564408" calcext:value-type="float">
            <text:p>0.564408</text:p>
          </table:table-cell>
          <table:table-cell office:value-type="float" office:value="8.130522" calcext:value-type="float">
            <text:p>8.130522</text:p>
          </table:table-cell>
          <table:table-cell office:value-type="float" office:value="0" calcext:value-type="float">
            <text:p>0</text:p>
          </table:table-cell>
          <table:table-cell office:value-type="float" office:value="260957" calcext:value-type="float">
            <text:p>2609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53</text:p>
          </table:table-cell>
          <table:table-cell office:value-type="float" office:value="0.141891" calcext:value-type="float">
            <text:p>0.141891</text:p>
          </table:table-cell>
          <table:table-cell office:value-type="float" office:value="3.138426" calcext:value-type="float">
            <text:p>3.138426</text:p>
          </table:table-cell>
          <table:table-cell office:value-type="float" office:value="0" calcext:value-type="float">
            <text:p>0</text:p>
          </table:table-cell>
          <table:table-cell office:value-type="float" office:value="113251" calcext:value-type="float">
            <text:p>1132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9-14</text:p>
          </table:table-cell>
          <table:table-cell office:value-type="string" calcext:value-type="string">
            <text:p>19:04:54</text:p>
          </table:table-cell>
          <table:table-cell office:value-type="float" office:value="0.069719" calcext:value-type="float">
            <text:p>0.069719</text:p>
          </table:table-cell>
          <table:table-cell office:value-type="float" office:value="0.456007" calcext:value-type="float">
            <text:p>0.456007</text:p>
          </table:table-cell>
          <table:table-cell office:value-type="float" office:value="0" calcext:value-type="float">
            <text:p>0</text:p>
          </table:table-cell>
          <table:table-cell office:value-type="float" office:value="34587" calcext:value-type="float">
            <text:p>34587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14">0000-00-00</text:date>, <text:time style:data-style-name="N2" text:time-value="19:22:26.13021588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14T19:24:02.443635231</dc:date>
    <meta:editing-duration>PT7M52S</meta:editing-duration>
    <meta:editing-cycles>3</meta:editing-cycles>
    <meta:generator>LibreOffice/5.4.0.3$Linux_X86_64 LibreOffice_project/7556cbc6811c9d992f4064ab9287069087d7f62c</meta:generator>
    <meta:document-statistic meta:table-count="1" meta:cell-count="483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7e0021" draw:fill-color="#7e0021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29cm" svg:y="0.315cm" chart:style-name="ch2">
          <text:p>scatter</text:p>
        </chart:title>
        <chart:legend chart:legend-position="end" svg:x="14.001cm" svg:y="4.005cm" style:legend-expansion="high" chart:style-name="ch3"/>
        <chart:plot-area chart:style-name="ch4" table:cell-range-address="progression.G2:progression.G31 progression.C1:progression.D31" chart:data-source-has-labels="row" svg:x="0.32cm" svg:y="1.248cm" svg:width="13.361cm" svg:height="7.572cm">
          <chartooo:coordinate-region svg:x="1.127cm" svg:y="1.421cm" svg:width="12.274cm" svg:height="6.80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progression.C2:progression.C31" chart:label-cell-address="progression.C1:progression.C1" chart:class="chart:scatter">
            <chart:domain table:cell-range-address="progression.G2:progression.G31"/>
            <chart:data-point chart:repeated="30"/>
          </chart:series>
          <chart:series chart:style-name="ch8" chart:values-cell-range-address="progression.D2:progression.D31" chart:label-cell-address="progression.D1:progression.D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progression.G2:progression.G31</svg:desc>
                </draw:g>
              </table:table-cell>
              <table:table-cell office:value-type="float" office:value="2.017353">
                <text:p>2.017353</text:p>
                <draw:g>
                  <svg:desc>progression.C2:progression.C31</svg:desc>
                </draw:g>
              </table:table-cell>
              <table:table-cell office:value-type="float" office:value="7.974991">
                <text:p>7.974991</text:p>
                <draw:g>
                  <svg:desc>progression.D2:progression.D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2.414499">
                <text:p>2.414499</text:p>
              </table:table-cell>
              <table:table-cell office:value-type="float" office:value="1.448505">
                <text:p>1.448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2.30583">
                <text:p>2.30583</text:p>
              </table:table-cell>
              <table:table-cell office:value-type="float" office:value="0.906089">
                <text:p>0.9060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2.340453">
                <text:p>2.340453</text:p>
              </table:table-cell>
              <table:table-cell office:value-type="float" office:value="0.606301">
                <text:p>0.606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.353517">
                <text:p>2.353517</text:p>
              </table:table-cell>
              <table:table-cell office:value-type="float" office:value="1.05731">
                <text:p>1.05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.277623">
                <text:p>2.277623</text:p>
              </table:table-cell>
              <table:table-cell office:value-type="float" office:value="0.739347">
                <text:p>0.7393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.3794">
                <text:p>2.3794</text:p>
              </table:table-cell>
              <table:table-cell office:value-type="float" office:value="0.736237">
                <text:p>0.7362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2.367337">
                <text:p>2.367337</text:p>
              </table:table-cell>
              <table:table-cell office:value-type="float" office:value="0.557253">
                <text:p>0.55725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2.297968">
                <text:p>2.297968</text:p>
              </table:table-cell>
              <table:table-cell office:value-type="float" office:value="1.666065">
                <text:p>1.666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2.290709">
                <text:p>2.290709</text:p>
              </table:table-cell>
              <table:table-cell office:value-type="float" office:value="0.742763">
                <text:p>0.74276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3.603048">
                <text:p>3.603048</text:p>
              </table:table-cell>
              <table:table-cell office:value-type="float" office:value="1.005668">
                <text:p>1.00566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4.562285">
                <text:p>4.562285</text:p>
              </table:table-cell>
              <table:table-cell office:value-type="float" office:value="0.789816">
                <text:p>0.789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4.525994">
                <text:p>4.525994</text:p>
              </table:table-cell>
              <table:table-cell office:value-type="float" office:value="1.185109">
                <text:p>1.1851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4.458953">
                <text:p>4.458953</text:p>
              </table:table-cell>
              <table:table-cell office:value-type="float" office:value="2.191044">
                <text:p>2.1910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5.23655">
                <text:p>5.23655</text:p>
              </table:table-cell>
              <table:table-cell office:value-type="float" office:value="6.295325">
                <text:p>6.2953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5.010979">
                <text:p>5.010979</text:p>
              </table:table-cell>
              <table:table-cell office:value-type="float" office:value="10.119419">
                <text:p>10.1194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4.570632">
                <text:p>4.570632</text:p>
              </table:table-cell>
              <table:table-cell office:value-type="float" office:value="2.607199">
                <text:p>2.6071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5.40336">
                <text:p>5.40336</text:p>
              </table:table-cell>
              <table:table-cell office:value-type="float" office:value="10.918303">
                <text:p>10.9183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8.649003">
                <text:p>8.649003</text:p>
              </table:table-cell>
              <table:table-cell office:value-type="float" office:value="23.36238">
                <text:p>23.362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4.756747">
                <text:p>4.756747</text:p>
              </table:table-cell>
              <table:table-cell office:value-type="float" office:value="6.969674">
                <text:p>6.96967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6.01098">
                <text:p>6.01098</text:p>
              </table:table-cell>
              <table:table-cell office:value-type="float" office:value="4.438434">
                <text:p>4.43843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">
                <text:p>149</text:p>
              </table:table-cell>
              <table:table-cell office:value-type="float" office:value="8.325236">
                <text:p>8.325236</text:p>
              </table:table-cell>
              <table:table-cell office:value-type="float" office:value="14.613914">
                <text:p>14.61391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9">
                <text:p>149</text:p>
              </table:table-cell>
              <table:table-cell office:value-type="float" office:value="7.134473">
                <text:p>7.134473</text:p>
              </table:table-cell>
              <table:table-cell office:value-type="float" office:value="8.137505">
                <text:p>8.13750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">
                <text:p>149</text:p>
              </table:table-cell>
              <table:table-cell office:value-type="float" office:value="11.222535">
                <text:p>11.222535</text:p>
              </table:table-cell>
              <table:table-cell office:value-type="float" office:value="70.812524">
                <text:p>70.8125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161.516041">
                <text:p>161.516041</text:p>
              </table:table-cell>
              <table:table-cell office:value-type="float" office:value="122.650375">
                <text:p>122.65037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">
                <text:p>149</text:p>
              </table:table-cell>
              <table:table-cell office:value-type="float" office:value="163.741256">
                <text:p>163.741256</text:p>
              </table:table-cell>
              <table:table-cell office:value-type="float" office:value="243.068564">
                <text:p>243.0685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  <table:table-cell office:value-type="float" office:value="116.364392">
                <text:p>116.364392</text:p>
              </table:table-cell>
              <table:table-cell office:value-type="float" office:value="251.936149">
                <text:p>251.93614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">
                <text:p>149</text:p>
              </table:table-cell>
              <table:table-cell office:value-type="float" office:value="115.944221">
                <text:p>115.944221</text:p>
              </table:table-cell>
              <table:table-cell office:value-type="float" office:value="324.102366">
                <text:p>324.10236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">
                <text:p>149</text:p>
              </table:table-cell>
              <table:table-cell office:value-type="float" office:value="263.92958">
                <text:p>263.92958</text:p>
              </table:table-cell>
              <table:table-cell office:value-type="float" office:value="113.66982">
                <text:p>113.6698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5.792946">
                <text:p>15.792946</text:p>
              </table:table-cell>
              <table:table-cell office:value-type="float" office:value="331.575439">
                <text:p>331.5754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5cm" chart:style-name="ch2">
          <text:p>wallclock</text:p>
        </chart:title>
        <chart:legend chart:legend-position="end" svg:x="14.001cm" svg:y="4.005cm" style:legend-expansion="high" chart:style-name="ch3"/>
        <chart:plot-area chart:style-name="ch4" table:cell-range-address="progression.B2:progression.D69 progression.C1:progression.D1" chart:data-source-has-labels="both" svg:x="0.32cm" svg:y="1.248cm" svg:width="13.361cm" svg:height="7.572cm">
          <chartooo:coordinate-region svg:x="1.312cm" svg:y="1.248cm" svg:width="12.369cm" svg:height="5.97cm"/>
          <chart:axis chart:dimension="x" chart:name="primary-x" chart:style-name="ch5" chartooo:axis-type="auto">
            <chartooo:date-scale/>
            <chart:categories table:cell-range-address="progression.B2:progression.B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gression.C2:progression.C69" chart:label-cell-address="progression.C1:progression.C1" chart:class="chart:bar">
            <chart:data-point chart:repeated="68"/>
          </chart:series>
          <chart:series chart:style-name="ch9" chart:values-cell-range-address="progression.D2:progression.D69" chart:label-cell-address="progression.D1:progression.D1" chart:class="chart:bar"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03:47</text:p>
                <draw:g>
                  <svg:desc>progression.B2:progression.B69</svg:desc>
                </draw:g>
              </table:table-cell>
              <table:table-cell office:value-type="float" office:value="2.017353">
                <text:p>2.017353</text:p>
                <draw:g>
                  <svg:desc>progression.C2:progression.C69</svg:desc>
                </draw:g>
              </table:table-cell>
              <table:table-cell office:value-type="float" office:value="7.974991">
                <text:p>7.974991</text:p>
                <draw:g>
                  <svg:desc>progression.D2:progression.D69</svg:desc>
                </draw:g>
              </table:table-cell>
            </table:table-row>
            <table:table-row>
              <table:table-cell office:value-type="string">
                <text:p>19:03:48</text:p>
              </table:table-cell>
              <table:table-cell office:value-type="float" office:value="2.414499">
                <text:p>2.414499</text:p>
              </table:table-cell>
              <table:table-cell office:value-type="float" office:value="1.448505">
                <text:p>1.448505</text:p>
              </table:table-cell>
            </table:table-row>
            <table:table-row>
              <table:table-cell office:value-type="string">
                <text:p>19:03:49</text:p>
              </table:table-cell>
              <table:table-cell office:value-type="float" office:value="2.30583">
                <text:p>2.30583</text:p>
              </table:table-cell>
              <table:table-cell office:value-type="float" office:value="0.906089">
                <text:p>0.906089</text:p>
              </table:table-cell>
            </table:table-row>
            <table:table-row>
              <table:table-cell office:value-type="string">
                <text:p>19:03:50</text:p>
              </table:table-cell>
              <table:table-cell office:value-type="float" office:value="2.340453">
                <text:p>2.340453</text:p>
              </table:table-cell>
              <table:table-cell office:value-type="float" office:value="0.606301">
                <text:p>0.606301</text:p>
              </table:table-cell>
            </table:table-row>
            <table:table-row>
              <table:table-cell office:value-type="string">
                <text:p>19:03:51</text:p>
              </table:table-cell>
              <table:table-cell office:value-type="float" office:value="2.353517">
                <text:p>2.353517</text:p>
              </table:table-cell>
              <table:table-cell office:value-type="float" office:value="1.05731">
                <text:p>1.05731</text:p>
              </table:table-cell>
            </table:table-row>
            <table:table-row>
              <table:table-cell office:value-type="string">
                <text:p>19:03:52</text:p>
              </table:table-cell>
              <table:table-cell office:value-type="float" office:value="2.277623">
                <text:p>2.277623</text:p>
              </table:table-cell>
              <table:table-cell office:value-type="float" office:value="0.739347">
                <text:p>0.739347</text:p>
              </table:table-cell>
            </table:table-row>
            <table:table-row>
              <table:table-cell office:value-type="string">
                <text:p>19:03:53</text:p>
              </table:table-cell>
              <table:table-cell office:value-type="float" office:value="2.3794">
                <text:p>2.3794</text:p>
              </table:table-cell>
              <table:table-cell office:value-type="float" office:value="0.736237">
                <text:p>0.736237</text:p>
              </table:table-cell>
            </table:table-row>
            <table:table-row>
              <table:table-cell office:value-type="string">
                <text:p>19:03:54</text:p>
              </table:table-cell>
              <table:table-cell office:value-type="float" office:value="2.367337">
                <text:p>2.367337</text:p>
              </table:table-cell>
              <table:table-cell office:value-type="float" office:value="0.557253">
                <text:p>0.557253</text:p>
              </table:table-cell>
            </table:table-row>
            <table:table-row>
              <table:table-cell office:value-type="string">
                <text:p>19:03:55</text:p>
              </table:table-cell>
              <table:table-cell office:value-type="float" office:value="2.297968">
                <text:p>2.297968</text:p>
              </table:table-cell>
              <table:table-cell office:value-type="float" office:value="1.666065">
                <text:p>1.666065</text:p>
              </table:table-cell>
            </table:table-row>
            <table:table-row>
              <table:table-cell office:value-type="string">
                <text:p>19:03:56</text:p>
              </table:table-cell>
              <table:table-cell office:value-type="float" office:value="2.290709">
                <text:p>2.290709</text:p>
              </table:table-cell>
              <table:table-cell office:value-type="float" office:value="0.742763">
                <text:p>0.742763</text:p>
              </table:table-cell>
            </table:table-row>
            <table:table-row>
              <table:table-cell office:value-type="string">
                <text:p>19:03:57</text:p>
              </table:table-cell>
              <table:table-cell office:value-type="float" office:value="3.603048">
                <text:p>3.603048</text:p>
              </table:table-cell>
              <table:table-cell office:value-type="float" office:value="1.005668">
                <text:p>1.005668</text:p>
              </table:table-cell>
            </table:table-row>
            <table:table-row>
              <table:table-cell office:value-type="string">
                <text:p>19:03:58</text:p>
              </table:table-cell>
              <table:table-cell office:value-type="float" office:value="4.562285">
                <text:p>4.562285</text:p>
              </table:table-cell>
              <table:table-cell office:value-type="float" office:value="0.789816">
                <text:p>0.789816</text:p>
              </table:table-cell>
            </table:table-row>
            <table:table-row>
              <table:table-cell office:value-type="string">
                <text:p>19:03:59</text:p>
              </table:table-cell>
              <table:table-cell office:value-type="float" office:value="4.525994">
                <text:p>4.525994</text:p>
              </table:table-cell>
              <table:table-cell office:value-type="float" office:value="1.185109">
                <text:p>1.185109</text:p>
              </table:table-cell>
            </table:table-row>
            <table:table-row>
              <table:table-cell office:value-type="string">
                <text:p>19:04:00</text:p>
              </table:table-cell>
              <table:table-cell office:value-type="float" office:value="4.458953">
                <text:p>4.458953</text:p>
              </table:table-cell>
              <table:table-cell office:value-type="float" office:value="2.191044">
                <text:p>2.191044</text:p>
              </table:table-cell>
            </table:table-row>
            <table:table-row>
              <table:table-cell office:value-type="string">
                <text:p>19:04:01</text:p>
              </table:table-cell>
              <table:table-cell office:value-type="float" office:value="5.23655">
                <text:p>5.23655</text:p>
              </table:table-cell>
              <table:table-cell office:value-type="float" office:value="6.295325">
                <text:p>6.295325</text:p>
              </table:table-cell>
            </table:table-row>
            <table:table-row>
              <table:table-cell office:value-type="string">
                <text:p>19:04:02</text:p>
              </table:table-cell>
              <table:table-cell office:value-type="float" office:value="5.010979">
                <text:p>5.010979</text:p>
              </table:table-cell>
              <table:table-cell office:value-type="float" office:value="10.119419">
                <text:p>10.119419</text:p>
              </table:table-cell>
            </table:table-row>
            <table:table-row>
              <table:table-cell office:value-type="string">
                <text:p>19:04:03</text:p>
              </table:table-cell>
              <table:table-cell office:value-type="float" office:value="4.570632">
                <text:p>4.570632</text:p>
              </table:table-cell>
              <table:table-cell office:value-type="float" office:value="2.607199">
                <text:p>2.607199</text:p>
              </table:table-cell>
            </table:table-row>
            <table:table-row>
              <table:table-cell office:value-type="string">
                <text:p>19:04:04</text:p>
              </table:table-cell>
              <table:table-cell office:value-type="float" office:value="5.40336">
                <text:p>5.40336</text:p>
              </table:table-cell>
              <table:table-cell office:value-type="float" office:value="10.918303">
                <text:p>10.918303</text:p>
              </table:table-cell>
            </table:table-row>
            <table:table-row>
              <table:table-cell office:value-type="string">
                <text:p>19:04:05</text:p>
              </table:table-cell>
              <table:table-cell office:value-type="float" office:value="8.649003">
                <text:p>8.649003</text:p>
              </table:table-cell>
              <table:table-cell office:value-type="float" office:value="23.36238">
                <text:p>23.36238</text:p>
              </table:table-cell>
            </table:table-row>
            <table:table-row>
              <table:table-cell office:value-type="string">
                <text:p>19:04:06</text:p>
              </table:table-cell>
              <table:table-cell office:value-type="float" office:value="4.756747">
                <text:p>4.756747</text:p>
              </table:table-cell>
              <table:table-cell office:value-type="float" office:value="6.969674">
                <text:p>6.969674</text:p>
              </table:table-cell>
            </table:table-row>
            <table:table-row>
              <table:table-cell office:value-type="string">
                <text:p>19:04:07</text:p>
              </table:table-cell>
              <table:table-cell office:value-type="float" office:value="6.01098">
                <text:p>6.01098</text:p>
              </table:table-cell>
              <table:table-cell office:value-type="float" office:value="4.438434">
                <text:p>4.438434</text:p>
              </table:table-cell>
            </table:table-row>
            <table:table-row>
              <table:table-cell office:value-type="string">
                <text:p>19:04:08</text:p>
              </table:table-cell>
              <table:table-cell office:value-type="float" office:value="8.325236">
                <text:p>8.325236</text:p>
              </table:table-cell>
              <table:table-cell office:value-type="float" office:value="14.613914">
                <text:p>14.613914</text:p>
              </table:table-cell>
            </table:table-row>
            <table:table-row>
              <table:table-cell office:value-type="string">
                <text:p>19:04:09</text:p>
              </table:table-cell>
              <table:table-cell office:value-type="float" office:value="7.134473">
                <text:p>7.134473</text:p>
              </table:table-cell>
              <table:table-cell office:value-type="float" office:value="8.137505">
                <text:p>8.137505</text:p>
              </table:table-cell>
            </table:table-row>
            <table:table-row>
              <table:table-cell office:value-type="string">
                <text:p>19:04:10</text:p>
              </table:table-cell>
              <table:table-cell office:value-type="float" office:value="11.222535">
                <text:p>11.222535</text:p>
              </table:table-cell>
              <table:table-cell office:value-type="float" office:value="70.812524">
                <text:p>70.812524</text:p>
              </table:table-cell>
            </table:table-row>
            <table:table-row>
              <table:table-cell office:value-type="string">
                <text:p>19:04:11</text:p>
              </table:table-cell>
              <table:table-cell office:value-type="float" office:value="161.516041">
                <text:p>161.516041</text:p>
              </table:table-cell>
              <table:table-cell office:value-type="float" office:value="122.650375">
                <text:p>122.650375</text:p>
              </table:table-cell>
            </table:table-row>
            <table:table-row>
              <table:table-cell office:value-type="string">
                <text:p>19:04:12</text:p>
              </table:table-cell>
              <table:table-cell office:value-type="float" office:value="163.741256">
                <text:p>163.741256</text:p>
              </table:table-cell>
              <table:table-cell office:value-type="float" office:value="243.068564">
                <text:p>243.068564</text:p>
              </table:table-cell>
            </table:table-row>
            <table:table-row>
              <table:table-cell office:value-type="string">
                <text:p>19:04:13</text:p>
              </table:table-cell>
              <table:table-cell office:value-type="float" office:value="116.364392">
                <text:p>116.364392</text:p>
              </table:table-cell>
              <table:table-cell office:value-type="float" office:value="251.936149">
                <text:p>251.936149</text:p>
              </table:table-cell>
            </table:table-row>
            <table:table-row>
              <table:table-cell office:value-type="string">
                <text:p>19:04:14</text:p>
              </table:table-cell>
              <table:table-cell office:value-type="float" office:value="115.944221">
                <text:p>115.944221</text:p>
              </table:table-cell>
              <table:table-cell office:value-type="float" office:value="324.102366">
                <text:p>324.102366</text:p>
              </table:table-cell>
            </table:table-row>
            <table:table-row>
              <table:table-cell office:value-type="string">
                <text:p>19:04:15</text:p>
              </table:table-cell>
              <table:table-cell office:value-type="float" office:value="263.92958">
                <text:p>263.92958</text:p>
              </table:table-cell>
              <table:table-cell office:value-type="float" office:value="113.66982">
                <text:p>113.66982</text:p>
              </table:table-cell>
            </table:table-row>
            <table:table-row>
              <table:table-cell office:value-type="string">
                <text:p>19:04:16</text:p>
              </table:table-cell>
              <table:table-cell office:value-type="float" office:value="15.792946">
                <text:p>15.792946</text:p>
              </table:table-cell>
              <table:table-cell office:value-type="float" office:value="331.575439">
                <text:p>331.575439</text:p>
              </table:table-cell>
            </table:table-row>
            <table:table-row>
              <table:table-cell office:value-type="string">
                <text:p>19:04:17</text:p>
              </table:table-cell>
              <table:table-cell office:value-type="float" office:value="267.034328">
                <text:p>267.034328</text:p>
              </table:table-cell>
              <table:table-cell office:value-type="float" office:value="393.322834">
                <text:p>393.322834</text:p>
              </table:table-cell>
            </table:table-row>
            <table:table-row>
              <table:table-cell office:value-type="string">
                <text:p>19:04:18</text:p>
              </table:table-cell>
              <table:table-cell office:value-type="float" office:value="176.945344">
                <text:p>176.945344</text:p>
              </table:table-cell>
              <table:table-cell office:value-type="float" office:value="413.451085">
                <text:p>413.451085</text:p>
              </table:table-cell>
            </table:table-row>
            <table:table-row>
              <table:table-cell office:value-type="string">
                <text:p>19:04:19</text:p>
              </table:table-cell>
              <table:table-cell office:value-type="float" office:value="322.115216">
                <text:p>322.115216</text:p>
              </table:table-cell>
              <table:table-cell office:value-type="float" office:value="323.092443">
                <text:p>323.092443</text:p>
              </table:table-cell>
            </table:table-row>
            <table:table-row>
              <table:table-cell office:value-type="string">
                <text:p>19:04:20</text:p>
              </table:table-cell>
              <table:table-cell office:value-type="float" office:value="173.043972">
                <text:p>173.043972</text:p>
              </table:table-cell>
              <table:table-cell office:value-type="float" office:value="242.42708">
                <text:p>242.42708</text:p>
              </table:table-cell>
            </table:table-row>
            <table:table-row>
              <table:table-cell office:value-type="string">
                <text:p>19:04:21</text:p>
              </table:table-cell>
              <table:table-cell office:value-type="float" office:value="83.661927">
                <text:p>83.661927</text:p>
              </table:table-cell>
              <table:table-cell office:value-type="float" office:value="137.577506">
                <text:p>137.577506</text:p>
              </table:table-cell>
            </table:table-row>
            <table:table-row>
              <table:table-cell office:value-type="string">
                <text:p>19:04:22</text:p>
              </table:table-cell>
              <table:table-cell office:value-type="float" office:value="25.94563">
                <text:p>25.94563</text:p>
              </table:table-cell>
              <table:table-cell office:value-type="float" office:value="202.684667">
                <text:p>202.684667</text:p>
              </table:table-cell>
            </table:table-row>
            <table:table-row>
              <table:table-cell office:value-type="string">
                <text:p>19:04:23</text:p>
              </table:table-cell>
              <table:table-cell office:value-type="float" office:value="18.392828">
                <text:p>18.392828</text:p>
              </table:table-cell>
              <table:table-cell office:value-type="float" office:value="101.584123">
                <text:p>101.584123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15.018044">
                <text:p>15.018044</text:p>
              </table:table-cell>
              <table:table-cell office:value-type="float" office:value="116.869399">
                <text:p>116.869399</text:p>
              </table:table-cell>
            </table:table-row>
            <table:table-row>
              <table:table-cell office:value-type="string">
                <text:p>19:04:25</text:p>
              </table:table-cell>
              <table:table-cell office:value-type="float" office:value="19.792584">
                <text:p>19.792584</text:p>
              </table:table-cell>
              <table:table-cell office:value-type="float" office:value="229.686479">
                <text:p>229.686479</text:p>
              </table:table-cell>
            </table:table-row>
            <table:table-row>
              <table:table-cell office:value-type="string">
                <text:p>19:04:26</text:p>
              </table:table-cell>
              <table:table-cell office:value-type="float" office:value="69.511216">
                <text:p>69.511216</text:p>
              </table:table-cell>
              <table:table-cell office:value-type="float" office:value="194.796176">
                <text:p>194.796176</text:p>
              </table:table-cell>
            </table:table-row>
            <table:table-row>
              <table:table-cell office:value-type="string">
                <text:p>19:04:27</text:p>
              </table:table-cell>
              <table:table-cell office:value-type="float" office:value="27.824073">
                <text:p>27.824073</text:p>
              </table:table-cell>
              <table:table-cell office:value-type="float" office:value="322.660724">
                <text:p>322.660724</text:p>
              </table:table-cell>
            </table:table-row>
            <table:table-row>
              <table:table-cell office:value-type="string">
                <text:p>19:04:28</text:p>
              </table:table-cell>
              <table:table-cell office:value-type="float" office:value="35.395584">
                <text:p>35.395584</text:p>
              </table:table-cell>
              <table:table-cell office:value-type="float" office:value="136.771477">
                <text:p>136.771477</text:p>
              </table:table-cell>
            </table:table-row>
            <table:table-row>
              <table:table-cell office:value-type="string">
                <text:p>19:04:29</text:p>
              </table:table-cell>
              <table:table-cell office:value-type="float" office:value="21.537375">
                <text:p>21.537375</text:p>
              </table:table-cell>
              <table:table-cell office:value-type="float" office:value="177.965451">
                <text:p>177.965451</text:p>
              </table:table-cell>
            </table:table-row>
            <table:table-row>
              <table:table-cell office:value-type="string">
                <text:p>19:04:30</text:p>
              </table:table-cell>
              <table:table-cell office:value-type="float" office:value="28.656716">
                <text:p>28.656716</text:p>
              </table:table-cell>
              <table:table-cell office:value-type="float" office:value="310.756946">
                <text:p>310.756946</text:p>
              </table:table-cell>
            </table:table-row>
            <table:table-row>
              <table:table-cell office:value-type="string">
                <text:p>19:04:31</text:p>
              </table:table-cell>
              <table:table-cell office:value-type="float" office:value="39.990237">
                <text:p>39.990237</text:p>
              </table:table-cell>
              <table:table-cell office:value-type="float" office:value="664.011112">
                <text:p>664.011112</text:p>
              </table:table-cell>
            </table:table-row>
            <table:table-row>
              <table:table-cell office:value-type="string">
                <text:p>19:04:32</text:p>
              </table:table-cell>
              <table:table-cell office:value-type="float" office:value="36.233441">
                <text:p>36.233441</text:p>
              </table:table-cell>
              <table:table-cell office:value-type="float" office:value="297.723227">
                <text:p>297.723227</text:p>
              </table:table-cell>
            </table:table-row>
            <table:table-row>
              <table:table-cell office:value-type="string">
                <text:p>19:04:33</text:p>
              </table:table-cell>
              <table:table-cell office:value-type="float" office:value="38.115529">
                <text:p>38.115529</text:p>
              </table:table-cell>
              <table:table-cell office:value-type="float" office:value="461.275574">
                <text:p>461.275574</text:p>
              </table:table-cell>
            </table:table-row>
            <table:table-row>
              <table:table-cell office:value-type="string">
                <text:p>19:04:34</text:p>
              </table:table-cell>
              <table:table-cell office:value-type="float" office:value="40.539851">
                <text:p>40.539851</text:p>
              </table:table-cell>
              <table:table-cell office:value-type="float" office:value="812.095984">
                <text:p>812.095984</text:p>
              </table:table-cell>
            </table:table-row>
            <table:table-row>
              <table:table-cell office:value-type="string">
                <text:p>19:04:35</text:p>
              </table:table-cell>
              <table:table-cell office:value-type="float" office:value="50.225396">
                <text:p>50.225396</text:p>
              </table:table-cell>
              <table:table-cell office:value-type="float" office:value="1026.194161">
                <text:p>1026.194161</text:p>
              </table:table-cell>
            </table:table-row>
            <table:table-row>
              <table:table-cell office:value-type="string">
                <text:p>19:04:36</text:p>
              </table:table-cell>
              <table:table-cell office:value-type="float" office:value="70.314042">
                <text:p>70.314042</text:p>
              </table:table-cell>
              <table:table-cell office:value-type="float" office:value="1359.809293">
                <text:p>1359.809293</text:p>
              </table:table-cell>
            </table:table-row>
            <table:table-row>
              <table:table-cell office:value-type="string">
                <text:p>19:04:37</text:p>
              </table:table-cell>
              <table:table-cell office:value-type="float" office:value="43.039353">
                <text:p>43.039353</text:p>
              </table:table-cell>
              <table:table-cell office:value-type="float" office:value="2256.29589">
                <text:p>2256.29589</text:p>
              </table:table-cell>
            </table:table-row>
            <table:table-row>
              <table:table-cell office:value-type="string">
                <text:p>19:04:38</text:p>
              </table:table-cell>
              <table:table-cell office:value-type="float" office:value="62.91457">
                <text:p>62.91457</text:p>
              </table:table-cell>
              <table:table-cell office:value-type="float" office:value="1593.213211">
                <text:p>1593.213211</text:p>
              </table:table-cell>
            </table:table-row>
            <table:table-row>
              <table:table-cell office:value-type="string">
                <text:p>19:04:39</text:p>
              </table:table-cell>
              <table:table-cell office:value-type="float" office:value="63.706329">
                <text:p>63.706329</text:p>
              </table:table-cell>
              <table:table-cell office:value-type="float" office:value="1477.52418">
                <text:p>1477.52418</text:p>
              </table:table-cell>
            </table:table-row>
            <table:table-row>
              <table:table-cell office:value-type="string">
                <text:p>19:04:40</text:p>
              </table:table-cell>
              <table:table-cell office:value-type="float" office:value="95.111375">
                <text:p>95.111375</text:p>
              </table:table-cell>
              <table:table-cell office:value-type="float" office:value="1968.539251">
                <text:p>1968.539251</text:p>
              </table:table-cell>
            </table:table-row>
            <table:table-row>
              <table:table-cell office:value-type="string">
                <text:p>19:04:41</text:p>
              </table:table-cell>
              <table:table-cell office:value-type="float" office:value="130.548061">
                <text:p>130.548061</text:p>
              </table:table-cell>
              <table:table-cell office:value-type="float" office:value="1206.691886">
                <text:p>1206.691886</text:p>
              </table:table-cell>
            </table:table-row>
            <table:table-row>
              <table:table-cell office:value-type="string">
                <text:p>19:04:42</text:p>
              </table:table-cell>
              <table:table-cell office:value-type="float" office:value="100.935061">
                <text:p>100.935061</text:p>
              </table:table-cell>
              <table:table-cell office:value-type="float" office:value="1000.867957">
                <text:p>1000.867957</text:p>
              </table:table-cell>
            </table:table-row>
            <table:table-row>
              <table:table-cell office:value-type="string">
                <text:p>19:04:43</text:p>
              </table:table-cell>
              <table:table-cell office:value-type="float" office:value="173.348407">
                <text:p>173.348407</text:p>
              </table:table-cell>
              <table:table-cell office:value-type="float" office:value="1594.643095">
                <text:p>1594.643095</text:p>
              </table:table-cell>
            </table:table-row>
            <table:table-row>
              <table:table-cell office:value-type="string">
                <text:p>19:04:44</text:p>
              </table:table-cell>
              <table:table-cell office:value-type="float" office:value="155.172615">
                <text:p>155.172615</text:p>
              </table:table-cell>
              <table:table-cell office:value-type="float" office:value="1715.461797">
                <text:p>1715.461797</text:p>
              </table:table-cell>
            </table:table-row>
            <table:table-row>
              <table:table-cell office:value-type="string">
                <text:p>19:04:45</text:p>
              </table:table-cell>
              <table:table-cell office:value-type="float" office:value="140.080335">
                <text:p>140.080335</text:p>
              </table:table-cell>
              <table:table-cell office:value-type="float" office:value="1033.849586">
                <text:p>1033.849586</text:p>
              </table:table-cell>
            </table:table-row>
            <table:table-row>
              <table:table-cell office:value-type="string">
                <text:p>19:04:46</text:p>
              </table:table-cell>
              <table:table-cell office:value-type="float" office:value="73.714315">
                <text:p>73.714315</text:p>
              </table:table-cell>
              <table:table-cell office:value-type="float" office:value="474.21306">
                <text:p>474.21306</text:p>
              </table:table-cell>
            </table:table-row>
            <table:table-row>
              <table:table-cell office:value-type="string">
                <text:p>19:04:47</text:p>
              </table:table-cell>
              <table:table-cell office:value-type="float" office:value="38.313744">
                <text:p>38.313744</text:p>
              </table:table-cell>
              <table:table-cell office:value-type="float" office:value="149.654282">
                <text:p>149.654282</text:p>
              </table:table-cell>
            </table:table-row>
            <table:table-row>
              <table:table-cell office:value-type="string">
                <text:p>19:04:48</text:p>
              </table:table-cell>
              <table:table-cell office:value-type="float" office:value="16.578324">
                <text:p>16.578324</text:p>
              </table:table-cell>
              <table:table-cell office:value-type="float" office:value="119.806509">
                <text:p>119.806509</text:p>
              </table:table-cell>
            </table:table-row>
            <table:table-row>
              <table:table-cell office:value-type="string">
                <text:p>19:04:49</text:p>
              </table:table-cell>
              <table:table-cell office:value-type="float" office:value="2.667122">
                <text:p>2.667122</text:p>
              </table:table-cell>
              <table:table-cell office:value-type="float" office:value="45.869789">
                <text:p>45.869789</text:p>
              </table:table-cell>
            </table:table-row>
            <table:table-row>
              <table:table-cell office:value-type="string">
                <text:p>19:04:50</text:p>
              </table:table-cell>
              <table:table-cell office:value-type="float" office:value="2.644307">
                <text:p>2.644307</text:p>
              </table:table-cell>
              <table:table-cell office:value-type="float" office:value="12.159255">
                <text:p>12.159255</text:p>
              </table:table-cell>
            </table:table-row>
            <table:table-row>
              <table:table-cell office:value-type="string">
                <text:p>19:04:51</text:p>
              </table:table-cell>
              <table:table-cell office:value-type="float" office:value="0.282029">
                <text:p>0.282029</text:p>
              </table:table-cell>
              <table:table-cell office:value-type="float" office:value="8.943885">
                <text:p>8.943885</text:p>
              </table:table-cell>
            </table:table-row>
            <table:table-row>
              <table:table-cell office:value-type="string">
                <text:p>19:04:52</text:p>
              </table:table-cell>
              <table:table-cell office:value-type="float" office:value="0.564408">
                <text:p>0.564408</text:p>
              </table:table-cell>
              <table:table-cell office:value-type="float" office:value="8.130522">
                <text:p>8.130522</text:p>
              </table:table-cell>
            </table:table-row>
            <table:table-row>
              <table:table-cell office:value-type="string">
                <text:p>19:04:53</text:p>
              </table:table-cell>
              <table:table-cell office:value-type="float" office:value="0.141891">
                <text:p>0.141891</text:p>
              </table:table-cell>
              <table:table-cell office:value-type="float" office:value="3.138426">
                <text:p>3.138426</text:p>
              </table:table-cell>
            </table:table-row>
            <table:table-row>
              <table:table-cell office:value-type="string">
                <text:p>19:04:54</text:p>
              </table:table-cell>
              <table:table-cell office:value-type="float" office:value="0.069719">
                <text:p>0.069719</text:p>
              </table:table-cell>
              <table:table-cell office:value-type="float" office:value="0.456007">
                <text:p>0.45600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5cm" chart:style-name="ch2">
          <text:p>wallclock</text:p>
        </chart:title>
        <chart:legend chart:legend-position="end" svg:x="13.366cm" svg:y="4.227cm" style:legend-expansion="high" chart:style-name="ch3"/>
        <chart:plot-area chart:style-name="ch4" table:cell-range-address="progression.B2:progression.B69 progression.G1:progression.G69" chart:data-source-has-labels="both" svg:x="0.32cm" svg:y="1.248cm" svg:width="12.726cm" svg:height="7.572cm">
          <chartooo:coordinate-region svg:x="1.292cm" svg:y="1.248cm" svg:width="11.754cm" svg:height="5.969cm"/>
          <chart:axis chart:dimension="x" chart:name="primary-x" chart:style-name="ch5" chartooo:axis-type="auto">
            <chartooo:date-scale/>
            <chart:categories table:cell-range-address="progression.B2:progression.B6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gression.G2:progression.G69" chart:label-cell-address="progression.G1:progression.G1" chart:class="chart:bar">
            <chart:data-point chart:repeated="6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progression.G1:progress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03:47</text:p>
                <draw:g>
                  <svg:desc>progression.B2:progression.B69</svg:desc>
                </draw:g>
              </table:table-cell>
              <table:table-cell office:value-type="float" office:value="32">
                <text:p>32</text:p>
                <draw:g>
                  <svg:desc>progression.G2:progression.G69</svg:desc>
                </draw:g>
              </table:table-cell>
            </table:table-row>
            <table:table-row>
              <table:table-cell office:value-type="string">
                <text:p>19:03:48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2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6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:03:5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3:5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0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1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7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:04:08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0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0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1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3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7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9:04:18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:04:19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:04:2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:04:2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:04:22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:04:2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:04:24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:04:2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:04:2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9:04:27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9:04:2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2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6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7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39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4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4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42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43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44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45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9:04:46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string">
                <text:p>19:04:47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19:04:4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:04:49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:04:5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:04:5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:04:5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:04: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:04:5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ext-style style:name="N100">
      <number:text-content/>
    </number:text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5cm" chart:style-name="ch2">
          <text:p>wallclock</text:p>
        </chart:title>
        <chart:legend chart:legend-position="end" svg:x="13.366cm" svg:y="3.782cm" style:legend-expansion="high" chart:style-name="ch3"/>
        <chart:plot-area chart:style-name="ch4" table:cell-range-address="progression.B2:progression.D31 progression.C1:progression.D1 progression.G1:progression.G31" chart:data-source-has-labels="both" svg:x="0.32cm" svg:y="1.248cm" svg:width="12.726cm" svg:height="7.572cm">
          <chartooo:coordinate-region svg:x="1.181cm" svg:y="1.248cm" svg:width="11.865cm" svg:height="5.97cm"/>
          <chart:axis chart:dimension="x" chart:name="primary-x" chart:style-name="ch5" chartooo:axis-type="auto">
            <chartooo:date-scale/>
            <chart:categories table:cell-range-address="progression.B2:progression.B31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progression.C2:progression.C31" chart:label-cell-address="progression.C1:progression.C1" chart:class="chart:bar">
            <chart:data-point chart:repeated="30"/>
          </chart:series>
          <chart:series chart:style-name="ch9" chart:values-cell-range-address="progression.D2:progression.D31" chart:label-cell-address="progression.D1:progression.D1" chart:class="chart:bar">
            <chart:data-point chart:repeated="30"/>
          </chart:series>
          <chart:series chart:style-name="ch10" chart:values-cell-range-address="progression.G2:progression.G31" chart:label-cell-address="progression.G1:progression.G1" chart:class="chart:bar">
            <chart:data-point chart:repeated="3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  <table:table-cell office:value-type="string">
                <text:p>xfertime</text:p>
                <draw:g>
                  <svg:desc>progression.D1:progression.D1</svg:desc>
                </draw:g>
              </table:table-cell>
              <table:table-cell office:value-type="string">
                <text:p>transactions</text:p>
                <draw:g>
                  <svg:desc>progression.G1:progression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9:03:47</text:p>
                <draw:g>
                  <svg:desc>progression.B2:progression.B31</svg:desc>
                </draw:g>
              </table:table-cell>
              <table:table-cell office:value-type="float" office:value="2.017353">
                <text:p>2.017353</text:p>
                <draw:g>
                  <svg:desc>progression.C2:progression.C31</svg:desc>
                </draw:g>
              </table:table-cell>
              <table:table-cell office:value-type="float" office:value="7.974991">
                <text:p>7.974991</text:p>
                <draw:g>
                  <svg:desc>progression.D2:progression.D31</svg:desc>
                </draw:g>
              </table:table-cell>
              <table:table-cell office:value-type="float" office:value="32">
                <text:p>32</text:p>
                <draw:g>
                  <svg:desc>progression.G2:progression.G31</svg:desc>
                </draw:g>
              </table:table-cell>
            </table:table-row>
            <table:table-row>
              <table:table-cell office:value-type="string">
                <text:p>19:03:48</text:p>
              </table:table-cell>
              <table:table-cell office:value-type="float" office:value="2.414499">
                <text:p>2.414499</text:p>
              </table:table-cell>
              <table:table-cell office:value-type="float" office:value="1.448505">
                <text:p>1.44850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49</text:p>
              </table:table-cell>
              <table:table-cell office:value-type="float" office:value="2.30583">
                <text:p>2.30583</text:p>
              </table:table-cell>
              <table:table-cell office:value-type="float" office:value="0.906089">
                <text:p>0.90608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0</text:p>
              </table:table-cell>
              <table:table-cell office:value-type="float" office:value="2.340453">
                <text:p>2.340453</text:p>
              </table:table-cell>
              <table:table-cell office:value-type="float" office:value="0.606301">
                <text:p>0.60630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1</text:p>
              </table:table-cell>
              <table:table-cell office:value-type="float" office:value="2.353517">
                <text:p>2.353517</text:p>
              </table:table-cell>
              <table:table-cell office:value-type="float" office:value="1.05731">
                <text:p>1.0573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2</text:p>
              </table:table-cell>
              <table:table-cell office:value-type="float" office:value="2.277623">
                <text:p>2.277623</text:p>
              </table:table-cell>
              <table:table-cell office:value-type="float" office:value="0.739347">
                <text:p>0.73934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3</text:p>
              </table:table-cell>
              <table:table-cell office:value-type="float" office:value="2.3794">
                <text:p>2.3794</text:p>
              </table:table-cell>
              <table:table-cell office:value-type="float" office:value="0.736237">
                <text:p>0.736237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4</text:p>
              </table:table-cell>
              <table:table-cell office:value-type="float" office:value="2.367337">
                <text:p>2.367337</text:p>
              </table:table-cell>
              <table:table-cell office:value-type="float" office:value="0.557253">
                <text:p>0.55725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5</text:p>
              </table:table-cell>
              <table:table-cell office:value-type="float" office:value="2.297968">
                <text:p>2.297968</text:p>
              </table:table-cell>
              <table:table-cell office:value-type="float" office:value="1.666065">
                <text:p>1.66606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6</text:p>
              </table:table-cell>
              <table:table-cell office:value-type="float" office:value="2.290709">
                <text:p>2.290709</text:p>
              </table:table-cell>
              <table:table-cell office:value-type="float" office:value="0.742763">
                <text:p>0.742763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9:03:57</text:p>
              </table:table-cell>
              <table:table-cell office:value-type="float" office:value="3.603048">
                <text:p>3.603048</text:p>
              </table:table-cell>
              <table:table-cell office:value-type="float" office:value="1.005668">
                <text:p>1.005668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9:03:58</text:p>
              </table:table-cell>
              <table:table-cell office:value-type="float" office:value="4.562285">
                <text:p>4.562285</text:p>
              </table:table-cell>
              <table:table-cell office:value-type="float" office:value="0.789816">
                <text:p>0.789816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3:59</text:p>
              </table:table-cell>
              <table:table-cell office:value-type="float" office:value="4.525994">
                <text:p>4.525994</text:p>
              </table:table-cell>
              <table:table-cell office:value-type="float" office:value="1.185109">
                <text:p>1.18510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0</text:p>
              </table:table-cell>
              <table:table-cell office:value-type="float" office:value="4.458953">
                <text:p>4.458953</text:p>
              </table:table-cell>
              <table:table-cell office:value-type="float" office:value="2.191044">
                <text:p>2.19104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1</text:p>
              </table:table-cell>
              <table:table-cell office:value-type="float" office:value="5.23655">
                <text:p>5.23655</text:p>
              </table:table-cell>
              <table:table-cell office:value-type="float" office:value="6.295325">
                <text:p>6.295325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2</text:p>
              </table:table-cell>
              <table:table-cell office:value-type="float" office:value="5.010979">
                <text:p>5.010979</text:p>
              </table:table-cell>
              <table:table-cell office:value-type="float" office:value="10.119419">
                <text:p>10.11941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3</text:p>
              </table:table-cell>
              <table:table-cell office:value-type="float" office:value="4.570632">
                <text:p>4.570632</text:p>
              </table:table-cell>
              <table:table-cell office:value-type="float" office:value="2.607199">
                <text:p>2.607199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4</text:p>
              </table:table-cell>
              <table:table-cell office:value-type="float" office:value="5.40336">
                <text:p>5.40336</text:p>
              </table:table-cell>
              <table:table-cell office:value-type="float" office:value="10.918303">
                <text:p>10.918303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5</text:p>
              </table:table-cell>
              <table:table-cell office:value-type="float" office:value="8.649003">
                <text:p>8.649003</text:p>
              </table:table-cell>
              <table:table-cell office:value-type="float" office:value="23.36238">
                <text:p>23.36238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6</text:p>
              </table:table-cell>
              <table:table-cell office:value-type="float" office:value="4.756747">
                <text:p>4.756747</text:p>
              </table:table-cell>
              <table:table-cell office:value-type="float" office:value="6.969674">
                <text:p>6.96967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string">
                <text:p>19:04:07</text:p>
              </table:table-cell>
              <table:table-cell office:value-type="float" office:value="6.01098">
                <text:p>6.01098</text:p>
              </table:table-cell>
              <table:table-cell office:value-type="float" office:value="4.438434">
                <text:p>4.438434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string">
                <text:p>19:04:08</text:p>
              </table:table-cell>
              <table:table-cell office:value-type="float" office:value="8.325236">
                <text:p>8.325236</text:p>
              </table:table-cell>
              <table:table-cell office:value-type="float" office:value="14.613914">
                <text:p>14.61391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09</text:p>
              </table:table-cell>
              <table:table-cell office:value-type="float" office:value="7.134473">
                <text:p>7.134473</text:p>
              </table:table-cell>
              <table:table-cell office:value-type="float" office:value="8.137505">
                <text:p>8.13750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0</text:p>
              </table:table-cell>
              <table:table-cell office:value-type="float" office:value="11.222535">
                <text:p>11.222535</text:p>
              </table:table-cell>
              <table:table-cell office:value-type="float" office:value="70.812524">
                <text:p>70.81252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1</text:p>
              </table:table-cell>
              <table:table-cell office:value-type="float" office:value="161.516041">
                <text:p>161.516041</text:p>
              </table:table-cell>
              <table:table-cell office:value-type="float" office:value="122.650375">
                <text:p>122.650375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2</text:p>
              </table:table-cell>
              <table:table-cell office:value-type="float" office:value="163.741256">
                <text:p>163.741256</text:p>
              </table:table-cell>
              <table:table-cell office:value-type="float" office:value="243.068564">
                <text:p>243.068564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3</text:p>
              </table:table-cell>
              <table:table-cell office:value-type="float" office:value="116.364392">
                <text:p>116.364392</text:p>
              </table:table-cell>
              <table:table-cell office:value-type="float" office:value="251.936149">
                <text:p>251.936149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4</text:p>
              </table:table-cell>
              <table:table-cell office:value-type="float" office:value="115.944221">
                <text:p>115.944221</text:p>
              </table:table-cell>
              <table:table-cell office:value-type="float" office:value="324.102366">
                <text:p>324.102366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5</text:p>
              </table:table-cell>
              <table:table-cell office:value-type="float" office:value="263.92958">
                <text:p>263.92958</text:p>
              </table:table-cell>
              <table:table-cell office:value-type="float" office:value="113.66982">
                <text:p>113.66982</text:p>
              </table:table-cell>
              <table:table-cell office:value-type="float" office:value="149">
                <text:p>149</text:p>
              </table:table-cell>
            </table:table-row>
            <table:table-row>
              <table:table-cell office:value-type="string">
                <text:p>19:04:16</text:p>
              </table:table-cell>
              <table:table-cell office:value-type="float" office:value="15.792946">
                <text:p>15.792946</text:p>
              </table:table-cell>
              <table:table-cell office:value-type="float" office:value="331.575439">
                <text:p>331.575439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ort-by-x-values="tru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column-mapping="1 0" chart:style-name="ch1">
        <chart:title svg:x="7.229cm" svg:y="0.315cm" chart:style-name="ch2">
          <text:p>scatter</text:p>
        </chart:title>
        <chart:legend chart:legend-position="end" svg:x="13.366cm" svg:y="4.005cm" style:legend-expansion="high" chart:style-name="ch3"/>
        <chart:plot-area chart:style-name="ch4" table:cell-range-address="progression.G1:progression.G69 progression.C1:progression.C69" chart:data-source-has-labels="row" svg:x="0.32cm" svg:y="1.248cm" svg:width="12.726cm" svg:height="7.572cm">
          <chartooo:coordinate-region svg:x="1.127cm" svg:y="1.421cm" svg:width="11.919cm" svg:height="6.644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progression.G2:progression.G69" chart:label-cell-address="progression.G1:progression.G1" chart:class="chart:bar">
            <chart:data-point chart:repeated="68"/>
          </chart:series>
          <chart:series chart:style-name="ch9" chart:values-cell-range-address="progression.C2:progression.C69" chart:label-cell-address="progression.C1:progression.C1" chart:class="chart:bar">
            <chart:data-point chart:repeated="6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nsactions</text:p>
                <draw:g>
                  <svg:desc>progression.G1:progression.G1</svg:desc>
                </draw:g>
              </table:table-cell>
              <table:table-cell office:value-type="string">
                <text:p>latency</text:p>
                <draw:g>
                  <svg:desc>progression.C1:progression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2">
                <text:p>32</text:p>
                <draw:g>
                  <svg:desc>progression.G2:progression.G69</svg:desc>
                </draw:g>
              </table:table-cell>
              <table:table-cell office:value-type="float" office:value="2.017353">
                <text:p>2.017353</text:p>
                <draw:g>
                  <svg:desc>progression.C2:progression.C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">
                <text:p>49</text:p>
              </table:table-cell>
              <table:table-cell office:value-type="float" office:value="2.414499">
                <text:p>2.41449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">
                <text:p>49</text:p>
              </table:table-cell>
              <table:table-cell office:value-type="float" office:value="2.30583">
                <text:p>2.305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9">
                <text:p>49</text:p>
              </table:table-cell>
              <table:table-cell office:value-type="float" office:value="2.340453">
                <text:p>2.3404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9">
                <text:p>49</text:p>
              </table:table-cell>
              <table:table-cell office:value-type="float" office:value="2.353517">
                <text:p>2.3535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9">
                <text:p>49</text:p>
              </table:table-cell>
              <table:table-cell office:value-type="float" office:value="2.277623">
                <text:p>2.2776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9">
                <text:p>49</text:p>
              </table:table-cell>
              <table:table-cell office:value-type="float" office:value="2.3794">
                <text:p>2.379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9">
                <text:p>49</text:p>
              </table:table-cell>
              <table:table-cell office:value-type="float" office:value="2.367337">
                <text:p>2.36733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9">
                <text:p>49</text:p>
              </table:table-cell>
              <table:table-cell office:value-type="float" office:value="2.297968">
                <text:p>2.297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9">
                <text:p>49</text:p>
              </table:table-cell>
              <table:table-cell office:value-type="float" office:value="2.290709">
                <text:p>2.2907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9">
                <text:p>79</text:p>
              </table:table-cell>
              <table:table-cell office:value-type="float" office:value="3.603048">
                <text:p>3.60304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9">
                <text:p>99</text:p>
              </table:table-cell>
              <table:table-cell office:value-type="float" office:value="4.562285">
                <text:p>4.5622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">
                <text:p>99</text:p>
              </table:table-cell>
              <table:table-cell office:value-type="float" office:value="4.525994">
                <text:p>4.52599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">
                <text:p>99</text:p>
              </table:table-cell>
              <table:table-cell office:value-type="float" office:value="4.458953">
                <text:p>4.45895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">
                <text:p>99</text:p>
              </table:table-cell>
              <table:table-cell office:value-type="float" office:value="5.23655">
                <text:p>5.236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9">
                <text:p>99</text:p>
              </table:table-cell>
              <table:table-cell office:value-type="float" office:value="5.010979">
                <text:p>5.0109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">
                <text:p>99</text:p>
              </table:table-cell>
              <table:table-cell office:value-type="float" office:value="4.570632">
                <text:p>4.57063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">
                <text:p>99</text:p>
              </table:table-cell>
              <table:table-cell office:value-type="float" office:value="5.40336">
                <text:p>5.4033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9">
                <text:p>99</text:p>
              </table:table-cell>
              <table:table-cell office:value-type="float" office:value="8.649003">
                <text:p>8.64900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">
                <text:p>99</text:p>
              </table:table-cell>
              <table:table-cell office:value-type="float" office:value="4.756747">
                <text:p>4.75674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31">
                <text:p>131</text:p>
              </table:table-cell>
              <table:table-cell office:value-type="float" office:value="6.01098">
                <text:p>6.010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49">
                <text:p>149</text:p>
              </table:table-cell>
              <table:table-cell office:value-type="float" office:value="8.325236">
                <text:p>8.32523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9">
                <text:p>149</text:p>
              </table:table-cell>
              <table:table-cell office:value-type="float" office:value="7.134473">
                <text:p>7.13447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49">
                <text:p>149</text:p>
              </table:table-cell>
              <table:table-cell office:value-type="float" office:value="11.222535">
                <text:p>11.2225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9">
                <text:p>149</text:p>
              </table:table-cell>
              <table:table-cell office:value-type="float" office:value="161.516041">
                <text:p>161.5160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49">
                <text:p>149</text:p>
              </table:table-cell>
              <table:table-cell office:value-type="float" office:value="163.741256">
                <text:p>163.7412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49">
                <text:p>149</text:p>
              </table:table-cell>
              <table:table-cell office:value-type="float" office:value="116.364392">
                <text:p>116.36439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9">
                <text:p>149</text:p>
              </table:table-cell>
              <table:table-cell office:value-type="float" office:value="115.944221">
                <text:p>115.9442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9">
                <text:p>149</text:p>
              </table:table-cell>
              <table:table-cell office:value-type="float" office:value="263.92958">
                <text:p>263.9295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9">
                <text:p>149</text:p>
              </table:table-cell>
              <table:table-cell office:value-type="float" office:value="15.792946">
                <text:p>15.7929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80">
                <text:p>180</text:p>
              </table:table-cell>
              <table:table-cell office:value-type="float" office:value="267.034328">
                <text:p>267.0343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99">
                <text:p>199</text:p>
              </table:table-cell>
              <table:table-cell office:value-type="float" office:value="176.945344">
                <text:p>176.94534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9">
                <text:p>199</text:p>
              </table:table-cell>
              <table:table-cell office:value-type="float" office:value="322.115216">
                <text:p>322.115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9">
                <text:p>199</text:p>
              </table:table-cell>
              <table:table-cell office:value-type="float" office:value="173.043972">
                <text:p>173.0439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9">
                <text:p>199</text:p>
              </table:table-cell>
              <table:table-cell office:value-type="float" office:value="83.661927">
                <text:p>83.6619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9">
                <text:p>199</text:p>
              </table:table-cell>
              <table:table-cell office:value-type="float" office:value="25.94563">
                <text:p>25.945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99">
                <text:p>199</text:p>
              </table:table-cell>
              <table:table-cell office:value-type="float" office:value="18.392828">
                <text:p>18.3928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9">
                <text:p>199</text:p>
              </table:table-cell>
              <table:table-cell office:value-type="float" office:value="15.018044">
                <text:p>15.01804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99">
                <text:p>199</text:p>
              </table:table-cell>
              <table:table-cell office:value-type="float" office:value="19.792584">
                <text:p>19.7925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99">
                <text:p>199</text:p>
              </table:table-cell>
              <table:table-cell office:value-type="float" office:value="69.511216">
                <text:p>69.51121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35">
                <text:p>235</text:p>
              </table:table-cell>
              <table:table-cell office:value-type="float" office:value="27.824073">
                <text:p>27.82407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49">
                <text:p>249</text:p>
              </table:table-cell>
              <table:table-cell office:value-type="float" office:value="35.395584">
                <text:p>35.39558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49">
                <text:p>249</text:p>
              </table:table-cell>
              <table:table-cell office:value-type="float" office:value="21.537375">
                <text:p>21.53737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49">
                <text:p>249</text:p>
              </table:table-cell>
              <table:table-cell office:value-type="float" office:value="28.656716">
                <text:p>28.6567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9">
                <text:p>249</text:p>
              </table:table-cell>
              <table:table-cell office:value-type="float" office:value="39.990237">
                <text:p>39.99023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49">
                <text:p>249</text:p>
              </table:table-cell>
              <table:table-cell office:value-type="float" office:value="36.233441">
                <text:p>36.23344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49">
                <text:p>249</text:p>
              </table:table-cell>
              <table:table-cell office:value-type="float" office:value="38.115529">
                <text:p>38.115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49">
                <text:p>249</text:p>
              </table:table-cell>
              <table:table-cell office:value-type="float" office:value="40.539851">
                <text:p>40.53985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">
                <text:p>249</text:p>
              </table:table-cell>
              <table:table-cell office:value-type="float" office:value="50.225396">
                <text:p>50.2253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49">
                <text:p>249</text:p>
              </table:table-cell>
              <table:table-cell office:value-type="float" office:value="70.314042">
                <text:p>70.31404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">
                <text:p>249</text:p>
              </table:table-cell>
              <table:table-cell office:value-type="float" office:value="43.039353">
                <text:p>43.0393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9">
                <text:p>249</text:p>
              </table:table-cell>
              <table:table-cell office:value-type="float" office:value="62.91457">
                <text:p>62.9145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49">
                <text:p>249</text:p>
              </table:table-cell>
              <table:table-cell office:value-type="float" office:value="63.706329">
                <text:p>63.7063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49">
                <text:p>249</text:p>
              </table:table-cell>
              <table:table-cell office:value-type="float" office:value="95.111375">
                <text:p>95.1113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9">
                <text:p>249</text:p>
              </table:table-cell>
              <table:table-cell office:value-type="float" office:value="130.548061">
                <text:p>130.54806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9">
                <text:p>249</text:p>
              </table:table-cell>
              <table:table-cell office:value-type="float" office:value="100.935061">
                <text:p>100.9350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9">
                <text:p>249</text:p>
              </table:table-cell>
              <table:table-cell office:value-type="float" office:value="173.348407">
                <text:p>173.3484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49">
                <text:p>249</text:p>
              </table:table-cell>
              <table:table-cell office:value-type="float" office:value="155.172615">
                <text:p>155.1726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9">
                <text:p>249</text:p>
              </table:table-cell>
              <table:table-cell office:value-type="float" office:value="140.080335">
                <text:p>140.0803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66">
                <text:p>166</text:p>
              </table:table-cell>
              <table:table-cell office:value-type="float" office:value="73.714315">
                <text:p>73.714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38.313744">
                <text:p>38.3137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">
                <text:p>31</text:p>
              </table:table-cell>
              <table:table-cell office:value-type="float" office:value="16.578324">
                <text:p>16.5783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6">
                <text:p>16</text:p>
              </table:table-cell>
              <table:table-cell office:value-type="float" office:value="2.667122">
                <text:p>2.6671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">
                <text:p>7</text:p>
              </table:table-cell>
              <table:table-cell office:value-type="float" office:value="2.644307">
                <text:p>2.64430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">
                <text:p>3</text:p>
              </table:table-cell>
              <table:table-cell office:value-type="float" office:value="0.282029">
                <text:p>0.2820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">
                <text:p>3</text:p>
              </table:table-cell>
              <table:table-cell office:value-type="float" office:value="0.564408">
                <text:p>0.56440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  <table:table-cell office:value-type="float" office:value="0.141891">
                <text:p>0.14189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069719">
                <text:p>0.06971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0.3$Linux_X86_64 LibreOffice_project/7556cbc6811c9d992f4064ab9287069087d7f62c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